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385cm"/>
    </style:style>
    <style:style style:name="gr5" style:family="graphic" style:parent-style-name="standard">
      <style:graphic-properties draw:fill="solid" draw:fill-color="#b3b300" draw:opacity="20%" draw:textarea-horizontal-align="left" draw:textarea-vertical-align="top" draw:auto-grow-height="false" draw:shadow-opacity="20%"/>
    </style:style>
    <style:style style:name="gr6" style:family="graphic" style:parent-style-name="standard">
      <style:graphic-properties draw:fill="solid" draw:fill-color="#99ccff" draw:textarea-horizontal-align="justify" draw:textarea-vertical-align="middle" draw:auto-grow-height="false"/>
    </style:style>
    <style:style style:name="gr7" style:family="graphic" style:parent-style-name="standard">
      <style:graphic-properties draw:fill="solid" draw:fill-color="#3deb3d" draw:opacity="20%" draw:textarea-horizontal-align="left" draw:textarea-vertical-align="top" draw:auto-grow-height="false" draw:shadow-opacity="20%"/>
    </style:style>
    <style:style style:name="gr8" style:family="graphic" style:parent-style-name="standard">
      <style:graphic-properties draw:fill="solid" draw:fill-color="#ff6633" draw:opacity="20%" draw:textarea-horizontal-align="left" draw:textarea-vertical-align="bottom" draw:auto-grow-height="false" draw:shadow-opacity="20%"/>
    </style:style>
    <style:style style:name="gr9" style:family="graphic" style:parent-style-name="standard">
      <style:graphic-properties draw:marker-start="Arrow" draw:marker-start-width="0.3cm" draw:marker-end="Arrow" draw:marker-end-width="0.3cm" draw:textarea-horizontal-align="center" draw:textarea-vertical-align="middle"/>
    </style:style>
    <style:style style:name="gr10" style:family="graphic" style:parent-style-name="standard">
      <style:graphic-properties draw:stroke="dash" draw:stroke-dash="Ultrafine_20_Dashed" draw:marker-start="Arrow" draw:marker-start-width="0.3cm"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fo:min-height="1.02cm"/>
    </style:style>
    <style:style style:name="gr12" style:family="graphic" style:parent-style-name="standard">
      <style:graphic-properties draw:textarea-horizontal-align="justify" draw:textarea-vertical-align="middle" draw:auto-grow-height="false" fo:wrap-option="wrap"/>
    </style:style>
    <style:style style:name="gr13" style:family="graphic" style:parent-style-name="standard">
      <style:graphic-properties draw:textarea-horizontal-align="left"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3deb3d" draw:textarea-horizontal-align="justify" draw:textarea-vertical-align="middle" draw:auto-grow-height="false"/>
    </style:style>
    <style:style style:name="gr16" style:family="graphic" style:parent-style-name="standard">
      <style:graphic-properties draw:textarea-horizontal-align="right" draw:textarea-vertical-align="middle" draw:auto-grow-height="false"/>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svg:stroke-color="#000000" draw:fill="none" draw:fill-color="#ffffff" fo:min-height="1.27cm"/>
    </style:style>
    <style:style style:name="gr19" style:family="graphic" style:parent-style-name="standard">
      <style:graphic-properties draw:fill="solid" draw:fill-color="#ffff99" draw:textarea-horizontal-align="justify" draw:textarea-vertical-align="middle" draw:auto-grow-height="false"/>
    </style:style>
    <style:style style:name="gr20" style:family="graphic" style:parent-style-name="standard">
      <style:graphic-properties draw:fill="solid" draw:fill-color="#ff8080" draw:textarea-horizontal-align="justify" draw:textarea-vertical-align="middle" draw:auto-grow-height="false"/>
    </style:style>
    <style:style style:name="gr21" style:family="graphic" style:parent-style-name="standard">
      <style:graphic-properties draw:fill="solid" draw:fill-color="#ffff66" draw:textarea-horizontal-align="justify" draw:textarea-vertical-align="middle" draw:auto-grow-height="false"/>
    </style:style>
    <style:style style:name="gr22" style:family="graphic" style:parent-style-name="standard">
      <style:graphic-properties draw:fill="solid" draw:fill-color="#ff9966" draw:textarea-horizontal-align="justify" draw:textarea-vertical-align="middle" draw:auto-grow-height="false"/>
    </style:style>
    <style:style style:name="gr23" style:family="graphic" style:parent-style-name="standard">
      <style:graphic-properties draw:marker-start="" draw:marker-start-width="0.3cm" draw:marker-end="Arrow" draw:marker-end-width="0.3cm" draw:textarea-horizontal-align="center" draw:textarea-vertical-align="middle"/>
    </style:style>
    <style:style style:name="gr24" style:family="graphic" style:parent-style-name="standard">
      <style:graphic-properties draw:stroke="dash" draw:stroke-dash="Fine_20_Dashed" draw:marker-start="" draw:marker-start-width="0.3cm" draw:marker-end="Arrow" draw:marker-end-width="0.3cm" draw:textarea-horizontal-align="center" draw:textarea-vertical-align="middle"/>
    </style:style>
    <style:style style:name="gr25" style:family="graphic" style:parent-style-name="standard">
      <style:graphic-properties draw:fill="solid" draw:fill-color="#cccccc" draw:textarea-horizontal-align="justify" draw:textarea-vertical-align="middle" draw:auto-grow-height="false"/>
    </style:style>
    <style:style style:name="gr26" style:family="graphic" style:parent-style-name="standard">
      <style:graphic-properties draw:stroke="none" svg:stroke-color="#000000" draw:fill="none" draw:fill-color="#ffffff" fo:min-height="1.655cm"/>
    </style:style>
    <style:style style:name="gr27" style:family="graphic" style:parent-style-name="standard">
      <style:graphic-properties draw:stroke="none" svg:stroke-color="#000000" draw:fill="none" draw:fill-color="#ffffff" fo:min-height="1.905cm"/>
    </style:style>
    <style:style style:name="gr28" style:family="graphic" style:parent-style-name="standard">
      <style:graphic-properties draw:stroke="none" svg:stroke-color="#000000" draw:fill="none" draw:fill-color="#ffffff" fo:min-height="1.375cm"/>
    </style:style>
    <style:style style:name="gr29" style:family="graphic" style:parent-style-name="standard">
      <style:graphic-properties draw:stroke="none" svg:stroke-color="#000000" draw:fill="none" draw:fill-color="#ffffff" fo:min-height="0.635cm"/>
    </style:style>
    <style:style style:name="gr30" style:family="graphic" style:parent-style-name="standard">
      <style:graphic-properties draw:fill="solid" draw:fill-color="#00ffff" draw:textarea-horizontal-align="left" draw:textarea-vertical-align="middle" draw:auto-grow-height="false"/>
    </style:style>
    <style:style style:name="gr31" style:family="graphic" style:parent-style-name="standard">
      <style:graphic-properties draw:fill="solid" draw:fill-color="#0047ff" draw:textarea-horizontal-align="justify" draw:textarea-vertical-align="middle" draw:auto-grow-height="false"/>
    </style:style>
    <style:style style:name="gr32" style:family="graphic" style:parent-style-name="standard">
      <style:graphic-properties draw:fill="solid" draw:fill-color="#ffcc99" draw:textarea-horizontal-align="justify" draw:textarea-vertical-align="middle" draw:auto-grow-height="false"/>
    </style:style>
    <style:style style:name="gr33" style:family="graphic" style:parent-style-name="standard">
      <style:graphic-properties draw:fill="solid" draw:fill-color="#0047ff" draw:textarea-horizontal-align="justify" draw:textarea-vertical-align="middle" draw:auto-grow-height="false"/>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2.54cm" svg:x="21.955cm" svg:y="11.16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16.875cm" svg:y="4.81cm">
          <text:p text:style-name="P1">Client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59cm" svg:y="4.81cm">
          <text:p text:style-name="P1">Client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8.305cm" svg:y="4.81cm">
          <text:p text:style-name="P1">Client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9.415cm" svg:y1="6.715cm" svg:x2="23.225cm" svg:y2="11.16cm">
          <text:p/>
        </draw:line>
        <draw:line draw:style-name="gr3" draw:text-style-name="P1" draw:layer="layout" svg:x1="25.13cm" svg:y1="6.715cm" svg:x2="25.13cm" svg:y2="11.16cm">
          <text:p/>
        </draw:line>
        <draw:line draw:style-name="gr3" draw:text-style-name="P1" draw:layer="layout" svg:x1="30.845cm" svg:y1="6.715cm" svg:x2="27.035cm" svg:y2="11.16cm">
          <text:p/>
        </draw:line>
        <draw:frame draw:style-name="gr4" draw:layer="layout" svg:width="3.81cm" svg:height="0.962cm" draw:transform="rotate (-0.855909465179044) translate (21.362cm 7.652cm)">
          <draw:text-box>
            <text:p>Encrypted</text:p>
          </draw:text-box>
        </draw:frame>
        <draw:frame draw:style-name="gr4" draw:layer="layout" svg:width="3.81cm" svg:height="0.962cm" draw:transform="rotate (0.875108086949791) translate (27.03cm 9.908cm)">
          <draw:text-box>
            <text:p>Encrypted</text:p>
          </draw:text-box>
        </draw:frame>
        <draw:frame draw:style-name="gr4" draw:layer="layout" svg:width="3.81cm" svg:height="0.962cm" draw:transform="rotate (1.58598069128695) translate (24.138cm 10.738cm)">
          <draw:text-box>
            <text:p>Encrypted</text:p>
          </draw:text-box>
        </draw:frame>
        <draw:custom-shape draw:style-name="gr5" draw:text-style-name="P1" draw:layer="layout" svg:width="19.05cm" svg:height="3.81cm" svg:x="15.605cm" svg:y="3.54cm">
          <text:p text:style-name="P1">Secured 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27cm" svg:x="20.685cm" svg:y="24.495cm">
          <text:p text:style-name="P1">Hub / Switch</text:p>
          <draw:enhanced-geometry svg:viewBox="0 0 21600 21600" draw:type="rectangle" draw:enhanced-path="M 0 0 L 21600 0 21600 21600 0 21600 0 0 Z N"/>
        </draw:custom-shape>
        <draw:custom-shape draw:style-name="gr1" draw:text-style-name="P1" draw:id="id2" draw:layer="layout" svg:width="10.16cm" svg:height="1.27cm" svg:x="36.56cm" svg:y="27.035cm">
          <text:p text:style-name="P1">Network Stack</text:p>
          <draw:enhanced-geometry svg:viewBox="0 0 21600 21600" draw:type="rectangle" draw:enhanced-path="M 0 0 L 21600 0 21600 21600 0 21600 0 0 Z N"/>
        </draw:custom-shape>
        <draw:custom-shape draw:style-name="gr1" draw:text-style-name="P1" draw:layer="layout" svg:width="5.08cm" svg:height="1.27cm" svg:x="41.64cm" svg:y="25.765cm">
          <text:p text:style-name="P1">Encryption</text:p>
          <draw:enhanced-geometry svg:viewBox="0 0 21600 21600" draw:type="rectangle" draw:enhanced-path="M 0 0 L 21600 0 21600 21600 0 21600 0 0 Z N"/>
        </draw:custom-shape>
        <draw:custom-shape draw:style-name="gr6" draw:text-style-name="P1" draw:id="id7" draw:layer="layout" svg:width="5.08cm" svg:height="2.54cm" svg:x="41.64cm" svg:y="23.225cm">
          <draw:glue-point draw:id="4" svg:x="-5cm" svg:y="-2.5cm" draw:escape-direction="left"/>
          <text:p text:style-name="P1">Network Stack</text:p>
          <text:p text:style-name="P1">(TAP)</text:p>
          <draw:enhanced-geometry svg:viewBox="0 0 21600 21600" draw:type="rectangle" draw:enhanced-path="M 0 0 L 21600 0 21600 21600 0 21600 0 0 Z N"/>
        </draw:custom-shape>
        <draw:custom-shape draw:style-name="gr1" draw:text-style-name="P1" draw:id="id9" draw:layer="layout" svg:width="5.08cm" svg:height="1.27cm" svg:x="41.64cm" svg:y="21.955cm">
          <text:p text:style-name="P1">Applications</text:p>
          <draw:enhanced-geometry svg:viewBox="0 0 21600 21600" draw:type="rectangle" draw:enhanced-path="M 0 0 L 21600 0 21600 21600 0 21600 0 0 Z N"/>
        </draw:custom-shape>
        <draw:custom-shape draw:style-name="gr1" draw:text-style-name="P1" draw:id="id5" draw:layer="layout" svg:width="5.08cm" svg:height="1.27cm" svg:x="36.56cm" svg:y="25.765cm">
          <text:p text:style-name="P1">Authentication</text:p>
          <draw:enhanced-geometry svg:viewBox="0 0 21600 21600" draw:type="rectangle" draw:enhanced-path="M 0 0 L 21600 0 21600 21600 0 21600 0 0 Z N"/>
        </draw:custom-shape>
        <draw:custom-shape draw:style-name="gr1" draw:text-style-name="P1" draw:id="id1" draw:layer="layout" svg:width="10.16cm" svg:height="1.27cm" svg:x="20.685cm" svg:y="27.035cm">
          <text:p text:style-name="P1">Network Stack</text:p>
          <draw:enhanced-geometry svg:viewBox="0 0 21600 21600" draw:type="rectangle" draw:enhanced-path="M 0 0 L 21600 0 21600 21600 0 21600 0 0 Z N"/>
        </draw:custom-shape>
        <draw:custom-shape draw:style-name="gr1" draw:text-style-name="P1" draw:layer="layout" svg:width="5.08cm" svg:height="1.27cm" svg:x="20.685cm" svg:y="25.765cm">
          <text:p text:style-name="P1">Encryption</text:p>
          <draw:enhanced-geometry svg:viewBox="0 0 21600 21600" draw:type="rectangle" draw:enhanced-path="M 0 0 L 21600 0 21600 21600 0 21600 0 0 Z N"/>
        </draw:custom-shape>
        <draw:custom-shape draw:style-name="gr1" draw:text-style-name="P1" draw:id="id4" draw:layer="layout" svg:width="5.08cm" svg:height="1.27cm" svg:x="25.765cm" svg:y="25.765cm">
          <text:p text:style-name="P1">Authentication</text:p>
          <draw:enhanced-geometry svg:viewBox="0 0 21600 21600" draw:type="rectangle" draw:enhanced-path="M 0 0 L 21600 0 21600 21600 0 21600 0 0 Z N"/>
        </draw:custom-shape>
        <draw:custom-shape draw:style-name="gr1" draw:text-style-name="P1" draw:id="id3" draw:layer="layout" svg:width="10.16cm" svg:height="1.27cm" svg:x="4.175cm" svg:y="27.035cm">
          <text:p text:style-name="P1">Network Stack</text:p>
          <draw:enhanced-geometry svg:viewBox="0 0 21600 21600" draw:type="rectangle" draw:enhanced-path="M 0 0 L 21600 0 21600 21600 0 21600 0 0 Z N"/>
        </draw:custom-shape>
        <draw:custom-shape draw:style-name="gr1" draw:text-style-name="P1" draw:layer="layout" svg:width="5.08cm" svg:height="1.27cm" svg:x="4.175cm" svg:y="25.765cm">
          <text:p text:style-name="P1">Encryption</text:p>
          <draw:enhanced-geometry svg:viewBox="0 0 21600 21600" draw:type="rectangle" draw:enhanced-path="M 0 0 L 21600 0 21600 21600 0 21600 0 0 Z N"/>
        </draw:custom-shape>
        <draw:custom-shape draw:style-name="gr1" draw:text-style-name="P1" draw:id="id8" draw:layer="layout" svg:width="5.08cm" svg:height="1.27cm" svg:x="4.175cm" svg:y="23.225cm">
          <text:p text:style-name="P1">Network Stack</text:p>
          <draw:enhanced-geometry svg:viewBox="0 0 21600 21600" draw:type="rectangle" draw:enhanced-path="M 0 0 L 21600 0 21600 21600 0 21600 0 0 Z N"/>
        </draw:custom-shape>
        <draw:custom-shape draw:style-name="gr1" draw:text-style-name="P1" draw:id="id10" draw:layer="layout" svg:width="5.08cm" svg:height="1.27cm" svg:x="4.175cm" svg:y="21.955cm">
          <text:p text:style-name="P1">Applications</text:p>
          <draw:enhanced-geometry svg:viewBox="0 0 21600 21600" draw:type="rectangle" draw:enhanced-path="M 0 0 L 21600 0 21600 21600 0 21600 0 0 Z N"/>
        </draw:custom-shape>
        <draw:custom-shape draw:style-name="gr1" draw:text-style-name="P1" draw:id="id6" draw:layer="layout" svg:width="5.08cm" svg:height="1.27cm" svg:x="9.255cm" svg:y="25.765cm">
          <text:p text:style-name="P1">Authentication</text:p>
          <draw:enhanced-geometry svg:viewBox="0 0 21600 21600" draw:type="rectangle" draw:enhanced-path="M 0 0 L 21600 0 21600 21600 0 21600 0 0 Z N"/>
        </draw:custom-shape>
        <draw:custom-shape draw:style-name="gr1" draw:text-style-name="P1" draw:layer="layout" svg:width="5.08cm" svg:height="1.27cm" svg:x="4.175cm" svg:y="24.495cm">
          <text:p text:style-name="P1">USB</text:p>
          <draw:enhanced-geometry svg:viewBox="0 0 21600 21600" draw:type="rectangle" draw:enhanced-path="M 0 0 L 21600 0 21600 21600 0 21600 0 0 Z N"/>
        </draw:custom-shape>
        <draw:custom-shape draw:style-name="gr7" draw:text-style-name="P1" draw:layer="layout" svg:width="11.43cm" svg:height="4.445cm" svg:x="3.54cm" svg:y="20.685cm">
          <text:p text:style-name="P1">Softw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7.62cm" svg:x="35.925cm" svg:y="20.685cm">
          <text:p text:style-name="P1">Software</text:p>
          <draw:enhanced-geometry svg:viewBox="0 0 21600 21600" draw:path-stretchpoint-x="10800" draw:path-stretchpoint-y="10800" draw:text-areas="?f3 ?f4 ?f5 ?f6" draw:type="round-rectangle" draw:modifiers="2343.944364256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5.08cm" svg:x="20.05cm" svg:y="23.225cm">
          <text:p text:style-name="P1">Softwar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0.16cm" svg:height="1.27cm" svg:x="20.685cm" svg:y="28.305cm">
          <text:p text:style-name="P1">Physical Network Interface</text:p>
          <draw:enhanced-geometry svg:viewBox="0 0 21600 21600" draw:type="rectangle" draw:enhanced-path="M 0 0 L 21600 0 21600 21600 0 21600 0 0 Z N"/>
        </draw:custom-shape>
        <draw:custom-shape draw:style-name="gr1" draw:text-style-name="P1" draw:layer="layout" svg:width="10.16cm" svg:height="1.27cm" svg:x="4.175cm" svg:y="28.305cm">
          <text:p text:style-name="P1">Physical Network Interface</text:p>
          <draw:enhanced-geometry svg:viewBox="0 0 21600 21600" draw:type="rectangle" draw:enhanced-path="M 0 0 L 21600 0 21600 21600 0 21600 0 0 Z N"/>
        </draw:custom-shape>
        <draw:custom-shape draw:style-name="gr1" draw:text-style-name="P1" draw:layer="layout" svg:width="10.16cm" svg:height="1.27cm" svg:x="36.56cm" svg:y="28.305cm">
          <text:p text:style-name="P1">Physical Network Interface</text:p>
          <draw:enhanced-geometry svg:viewBox="0 0 21600 21600" draw:type="rectangle" draw:enhanced-path="M 0 0 L 21600 0 21600 21600 0 21600 0 0 Z N"/>
        </draw:custom-shape>
        <draw:custom-shape draw:style-name="gr8" draw:text-style-name="P1" draw:layer="layout" svg:width="11.43cm" svg:height="5.715cm" svg:x="3.54cm" svg:y="25.13cm">
          <text:p text:style-name="P1">Hardware</text:p>
          <draw:enhanced-geometry svg:viewBox="0 0 21600 21600" draw:path-stretchpoint-x="10800" draw:path-stretchpoint-y="10800" draw:text-areas="?f3 ?f4 ?f5 ?f6" draw:type="round-rectangle" draw:modifiers="2682.99510146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43cm" svg:height="2.54cm" svg:x="20.05cm" svg:y="28.305cm">
          <text:p text:style-name="P1">Hardw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43cm" svg:height="2.54cm" svg:x="35.925cm" svg:y="28.305cm">
          <text:p text:style-name="P1">Hardw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svg:x1="30.845cm" svg:y1="27.67cm" svg:x2="36.56cm" svg:y2="27.67cm" draw:start-shape="id1" draw:start-glue-point="1" draw:end-shape="id2" draw:end-glue-point="3" svg:d="m30845 27670h5715">
          <text:p/>
        </draw:connector>
        <draw:connector draw:style-name="gr9" draw:text-style-name="P1" draw:layer="layout" svg:x1="20.685cm" svg:y1="27.67cm" svg:x2="14.335cm" svg:y2="27.67cm" draw:start-shape="id1" draw:start-glue-point="3" draw:end-shape="id3" draw:end-glue-point="1" svg:d="m20685 27670h-6350">
          <text:p/>
        </draw:connector>
        <draw:connector draw:style-name="gr10" draw:text-style-name="P1" draw:layer="layout" svg:x1="30.845cm" svg:y1="26.4cm" svg:x2="36.56cm" svg:y2="26.4cm" draw:start-shape="id4" draw:start-glue-point="1" draw:end-shape="id5" draw:end-glue-point="3" svg:d="m30845 26400h5715">
          <text:p/>
        </draw:connector>
        <draw:connector draw:style-name="gr10" draw:text-style-name="P1" draw:layer="layout" draw:line-skew="-0.769cm -3.175cm" svg:x1="28.305cm" svg:y1="25.765cm" svg:x2="14.335cm" svg:y2="26.4cm" draw:start-shape="id4" draw:start-glue-point="0" draw:end-shape="id6" draw:end-glue-point="1" svg:d="m28305 25765v-1270h-11430v1905h-2540">
          <text:p/>
        </draw:connector>
        <draw:connector draw:style-name="gr10" draw:text-style-name="P1" draw:layer="layout" svg:x1="41.64cm" svg:y1="23.86cm" svg:x2="9.255cm" svg:y2="23.86cm" draw:start-shape="id7" draw:start-glue-point="4" draw:end-shape="id8" draw:end-glue-point="1" svg:d="m41640 23860h-32385">
          <text:p/>
        </draw:connector>
        <draw:connector draw:style-name="gr10" draw:text-style-name="P1" draw:layer="layout" svg:x1="41.64cm" svg:y1="22.59cm" svg:x2="9.255cm" svg:y2="22.59cm" draw:start-shape="id9" draw:start-glue-point="3" draw:end-shape="id10" draw:end-glue-point="1" svg:d="m41640 22590h-32385">
          <text:p/>
        </draw:connector>
        <draw:frame draw:style-name="gr11" draw:text-style-name="P2" draw:layer="layout" svg:width="6.35cm" svg:height="1.27cm" svg:x="6.08cm" svg:y="18.78cm">
          <draw:text-box>
            <text:p text:style-name="P2"><text:span text:style-name="T1">Hardware Client</text:span></text:p>
          </draw:text-box>
        </draw:frame>
        <draw:frame draw:style-name="gr11" draw:text-style-name="P2" draw:layer="layout" svg:width="6.35cm" svg:height="1.27cm" svg:x="22.59cm" svg:y="18.78cm">
          <draw:text-box>
            <text:p text:style-name="P2"><text:span text:style-name="T1">Server</text:span></text:p>
          </draw:text-box>
        </draw:frame>
        <draw:frame draw:style-name="gr11" draw:text-style-name="P2" draw:layer="layout" svg:width="6.35cm" svg:height="1.27cm" svg:x="37.83cm" svg:y="18.78cm">
          <draw:text-box>
            <text:p text:style-name="P2"><text:span text:style-name="T1">Software Client</text:span></text:p>
          </draw:text-box>
        </draw:frame>
      </draw:page>
      <draw:page draw:name="page2" draw:style-name="dp1" draw:master-page-name="Default">
        <draw:custom-shape draw:style-name="gr1" draw:text-style-name="P1" draw:layer="layout" svg:width="26.67cm" svg:height="2.54cm" svg:x="12.43cm" svg:y="2.905cm">
          <text:p text:style-name="P1">Client's public key and a 128-bit challenge string</text:p>
          <draw:enhanced-geometry svg:viewBox="0 0 21600 21600" draw:text-areas="0 ?f0 ?f5 ?f2" draw:type="right-arrow" draw:modifiers="19814.2401859698 6527.597061909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6.671cm" svg:height="4.308cm" svg:x="12.428cm" svg:y="5.582cm">
          <text:p text:style-name="P1">[ [Client's challenge + random symmetric key (128 bit)] encrypted with server's private key]</text:p>
          <text:p text:style-name="P1">encrypted with client's public key</text:p>
          <draw:enhanced-geometry svg:viewBox="0 0 21600 21600" draw:text-areas="0 ?f0 ?f5 ?f2" draw:mirror-horizontal="true" draw:type="right-arrow" draw:modifiers="19814.2401859698 6527.597061909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6.67cm" svg:height="2.54cm" svg:x="12.43cm" svg:y="10.525cm">
          <text:p text:style-name="P1">ACK / NACK</text:p>
          <draw:enhanced-geometry svg:viewBox="0 0 21600 21600" draw:text-areas="0 ?f0 ?f5 ?f2" draw:type="right-arrow" draw:modifiers="19814.2401859698 6527.597061909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9.795cm" svg:height="2.54cm" svg:x="2cm" svg:y="2.27cm">
          <text:p text:style-name="P1">Generates 128-bit</text:p>
          <text:p text:style-name="P1">challenge st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9.795cm" svg:height="6.35cm" svg:x="2cm" svg:y="6.08cm">
          <text:p text:style-name="P1">Verifies the encrypted challenge string and stores the symmetric 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9.795cm" svg:height="5.715cm" svg:x="39.735cm" svg:y="2.905cm">
          <text:p text:style-name="P1">Verifies that client's public key is in known clients list. Generates random symmetric key that will be used for further encryption. Encrypts both, first with server's private key and then with client's public 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12.065cm" svg:x="1cm" svg:y="1cm">
          <text:p text:style-name="P1">Client</text:p>
          <draw:enhanced-geometry svg:viewBox="0 0 21600 21600" draw:path-stretchpoint-x="10800" draw:path-stretchpoint-y="10800" draw:text-areas="?f3 ?f4 ?f5 ?f6" draw:type="round-rectangle" draw:modifiers="1617.496282040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12.065cm" svg:x="39.1cm" svg:y="1.635cm">
          <text:p text:style-name="P1">Server</text:p>
          <draw:enhanced-geometry svg:viewBox="0 0 21600 21600" draw:path-stretchpoint-x="10800" draw:path-stretchpoint-y="10800" draw:text-areas="?f3 ?f4 ?f5 ?f6" draw:type="round-rectangle" draw:modifiers="1617.496282040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4.445cm" svg:height="1.27cm" svg:x="20.05cm" svg:y="33.058cm">
          <text:p text:style-name="P3"><text:span text:style-name="T1">...</text:span></text:p>
          <draw:enhanced-geometry svg:viewBox="0 0 21600 21600" draw:type="rectangle" draw:enhanced-path="M 0 0 L 21600 0 21600 21600 0 21600 0 0 Z N"/>
        </draw:custom-shape>
        <draw:custom-shape draw:style-name="gr14" draw:text-style-name="P1" draw:layer="layout" svg:width="6.35cm" svg:height="1.27cm" svg:x="27.67cm" svg:y="33.058cm">
          <text:p/>
          <draw:enhanced-geometry svg:viewBox="0 0 21600 21600" draw:type="rectangle" draw:enhanced-path="M 0 0 L 21600 0 21600 21600 0 21600 0 0 Z N"/>
        </draw:custom-shape>
        <draw:custom-shape draw:style-name="gr15" draw:text-style-name="P1" draw:layer="layout" svg:width="2.54cm" svg:height="1.27cm" svg:x="25.13cm" svg:y="33.058cm">
          <text:p text:style-name="P1">length</text:p>
          <draw:enhanced-geometry svg:viewBox="0 0 21600 21600" draw:type="rectangle" draw:enhanced-path="M 0 0 L 21600 0 21600 21600 0 21600 0 0 Z N"/>
        </draw:custom-shape>
        <draw:custom-shape draw:style-name="gr14" draw:text-style-name="P1" draw:layer="layout" svg:width="3.81cm" svg:height="1.27cm" svg:x="40.37cm" svg:y="33.058cm">
          <text:p/>
          <draw:enhanced-geometry svg:viewBox="0 0 21600 21600" draw:mirror-horizontal="false" draw:mirror-vertical="false" draw:type="rectangle" draw:enhanced-path="M 0 0 L 21600 0 21600 21600 0 21600 0 0 Z N"/>
        </draw:custom-shape>
        <draw:custom-shape draw:style-name="gr15" draw:text-style-name="P1" draw:layer="layout" svg:width="2.54cm" svg:height="1.27cm" svg:x="37.83cm" svg:y="33.058cm">
          <text:p text:style-name="P1">length</text:p>
          <draw:enhanced-geometry svg:viewBox="0 0 21600 21600" draw:mirror-horizontal="false" draw:mirror-vertical="false" draw:type="rectangle" draw:enhanced-path="M 0 0 L 21600 0 21600 21600 0 21600 0 0 Z N"/>
        </draw:custom-shape>
        <draw:custom-shape draw:style-name="gr14" draw:text-style-name="P1" draw:layer="layout" svg:width="3.175cm" svg:height="1.27cm" svg:x="34.655cm" svg:y="33.058cm">
          <text:p/>
          <draw:enhanced-geometry svg:viewBox="0 0 21600 21600" draw:mirror-horizontal="false" draw:mirror-vertical="false" draw:type="rectangle" draw:enhanced-path="M 0 0 L 21600 0 21600 21600 0 21600 0 0 Z N"/>
        </draw:custom-shape>
        <draw:custom-shape draw:style-name="gr16" draw:text-style-name="P3" draw:layer="layout" svg:width="3.175cm" svg:height="1.27cm" svg:x="44.78cm" svg:y="33.058cm">
          <text:p text:style-name="P3"><text:span text:style-name="T1">...</text:span></text:p>
          <draw:enhanced-geometry svg:viewBox="0 0 21600 21600" draw:type="rectangle" draw:enhanced-path="M 0 0 L 21600 0 21600 21600 0 21600 0 0 Z N"/>
        </draw:custom-shape>
        <draw:polyline draw:style-name="gr17" draw:text-style-name="P1" draw:layer="layout" svg:width="12.699cm" svg:height="0.634cm" svg:x="25.13cm" svg:y="34.963cm" svg:viewBox="0 0 12700 635" draw:points="0,0 635,635 12065,635 12700,0">
          <text:p/>
        </draw:polyline>
        <draw:polyline draw:style-name="gr17" draw:text-style-name="P1" draw:layer="layout" svg:width="9.524cm" svg:height="0.634cm" svg:x="37.83cm" svg:y="34.963cm" svg:viewBox="0 0 9525 635" draw:points="0,0 635,635 9525,635">
          <text:p/>
        </draw:polyline>
        <draw:polyline draw:style-name="gr17" draw:text-style-name="P1" draw:layer="layout" svg:width="4.444cm" svg:height="0.634cm" draw:transform="rotate (-3.1415926535892) translate (24.4950000000011cm 35.5979999999989cm)" svg:viewBox="0 0 4445 635" draw:points="0,-70561 635,-71196 4445,-71196">
          <text:p/>
        </draw:polyline>
        <draw:frame draw:style-name="gr4" draw:layer="layout" svg:width="6.35cm" svg:height="0.962cm" svg:x="25.13cm" svg:y="32.096cm">
          <draw:text-box>
            <text:p>Network packets</text:p>
          </draw:text-box>
        </draw:frame>
        <draw:frame draw:style-name="gr4" draw:layer="layout" svg:width="8.255cm" svg:height="0.962cm" svg:x="26.4cm" svg:y="35.598cm">
          <draw:text-box>
            <text:p>Encapsulated packets</text:p>
          </draw:text-box>
        </draw:frame>
        <draw:custom-shape draw:style-name="gr1" draw:text-style-name="P1" draw:layer="layout" svg:width="1.27cm" svg:height="1.27cm" svg:x="3.54cm" svg:y="18.145cm">
          <text:p/>
          <draw:enhanced-geometry svg:viewBox="0 0 21600 21600" draw:type="rectangle" draw:enhanced-path="M 0 0 L 21600 0 21600 21600 0 21600 0 0 Z N"/>
        </draw:custom-shape>
        <draw:custom-shape draw:style-name="gr1" draw:text-style-name="P1" draw:layer="layout" svg:width="1.27cm" svg:height="1.27cm" svg:x="4.81cm" svg:y="18.145cm">
          <text:p/>
          <draw:enhanced-geometry svg:viewBox="0 0 21600 21600" draw:type="rectangle" draw:enhanced-path="M 0 0 L 21600 0 21600 21600 0 21600 0 0 Z N"/>
        </draw:custom-shape>
        <draw:custom-shape draw:style-name="gr1" draw:text-style-name="P1" draw:layer="layout" svg:width="1.27cm" svg:height="1.27cm" svg:x="6.08cm" svg:y="18.145cm">
          <text:p/>
          <draw:enhanced-geometry svg:viewBox="0 0 21600 21600" draw:type="rectangle" draw:enhanced-path="M 0 0 L 21600 0 21600 21600 0 21600 0 0 Z N"/>
        </draw:custom-shape>
        <draw:custom-shape draw:style-name="gr1" draw:text-style-name="P1" draw:layer="layout" svg:width="1.27cm" svg:height="1.27cm" svg:x="7.35cm" svg:y="18.145cm">
          <text:p/>
          <draw:enhanced-geometry svg:viewBox="0 0 21600 21600" draw:type="rectangle" draw:enhanced-path="M 0 0 L 21600 0 21600 21600 0 21600 0 0 Z N"/>
        </draw:custom-shape>
        <draw:custom-shape draw:style-name="gr1" draw:text-style-name="P1" draw:layer="layout" svg:width="1.27cm" svg:height="1.27cm" svg:x="11.16cm" svg:y="18.145cm">
          <text:p/>
          <draw:enhanced-geometry svg:viewBox="0 0 21600 21600" draw:type="rectangle" draw:enhanced-path="M 0 0 L 21600 0 21600 21600 0 21600 0 0 Z N"/>
        </draw:custom-shape>
        <draw:custom-shape draw:style-name="gr1" draw:text-style-name="P1" draw:layer="layout" svg:width="2.54cm" svg:height="1.27cm" svg:x="8.62cm" svg:y="18.145cm">
          <text:p text:style-name="P1">...</text:p>
          <draw:enhanced-geometry svg:viewBox="0 0 21600 21600" draw:type="rectangle" draw:enhanced-path="M 0 0 L 21600 0 21600 21600 0 21600 0 0 Z N"/>
        </draw:custom-shape>
        <draw:frame draw:style-name="gr18" draw:layer="layout" svg:width="10.16cm" svg:height="1.52cm" svg:x="3.54cm" svg:y="17.26cm">
          <draw:text-box>
            <text:p>0 <text:s text:c="3"/>1 <text:s text:c="4"/>2 <text:s text:c="4"/>3 <text:s text:c="20"/>29</text:p>
          </draw:text-box>
        </draw:frame>
        <draw:custom-shape draw:style-name="gr1" draw:text-style-name="P1" draw:layer="layout" svg:width="1.27cm" svg:height="1.27cm" svg:x="3.54cm" svg:y="23.225cm">
          <text:p/>
          <draw:enhanced-geometry svg:viewBox="0 0 21600 21600" draw:type="rectangle" draw:enhanced-path="M 0 0 L 21600 0 21600 21600 0 21600 0 0 Z N"/>
        </draw:custom-shape>
        <draw:custom-shape draw:style-name="gr1" draw:text-style-name="P1" draw:layer="layout" svg:width="1.27cm" svg:height="1.27cm" svg:x="4.81cm" svg:y="23.225cm">
          <text:p/>
          <draw:enhanced-geometry svg:viewBox="0 0 21600 21600" draw:type="rectangle" draw:enhanced-path="M 0 0 L 21600 0 21600 21600 0 21600 0 0 Z N"/>
        </draw:custom-shape>
        <draw:custom-shape draw:style-name="gr1" draw:text-style-name="P1" draw:layer="layout" svg:width="1.27cm" svg:height="1.27cm" svg:x="6.08cm" svg:y="23.225cm">
          <text:p/>
          <draw:enhanced-geometry svg:viewBox="0 0 21600 21600" draw:type="rectangle" draw:enhanced-path="M 0 0 L 21600 0 21600 21600 0 21600 0 0 Z N"/>
        </draw:custom-shape>
        <draw:custom-shape draw:style-name="gr1" draw:text-style-name="P1" draw:layer="layout" svg:width="1.27cm" svg:height="1.27cm" svg:x="7.35cm" svg:y="23.225cm">
          <text:p/>
          <draw:enhanced-geometry svg:viewBox="0 0 21600 21600" draw:type="rectangle" draw:enhanced-path="M 0 0 L 21600 0 21600 21600 0 21600 0 0 Z N"/>
        </draw:custom-shape>
        <draw:custom-shape draw:style-name="gr1" draw:text-style-name="P1" draw:layer="layout" svg:width="1.27cm" svg:height="1.27cm" svg:x="11.16cm" svg:y="23.225cm">
          <text:p/>
          <draw:enhanced-geometry svg:viewBox="0 0 21600 21600" draw:type="rectangle" draw:enhanced-path="M 0 0 L 21600 0 21600 21600 0 21600 0 0 Z N"/>
        </draw:custom-shape>
        <draw:custom-shape draw:style-name="gr1" draw:text-style-name="P1" draw:layer="layout" svg:width="2.54cm" svg:height="1.27cm" svg:x="8.62cm" svg:y="23.225cm">
          <text:p text:style-name="P1">...</text:p>
          <draw:enhanced-geometry svg:viewBox="0 0 21600 21600" draw:type="rectangle" draw:enhanced-path="M 0 0 L 21600 0 21600 21600 0 21600 0 0 Z N"/>
        </draw:custom-shape>
        <draw:frame draw:style-name="gr18" draw:layer="layout" svg:width="12.065cm" svg:height="1.52cm" svg:x="3.54cm" svg:y="22.34cm">
          <draw:text-box>
            <text:p>0 <text:s text:c="3"/>1 <text:s text:c="4"/>2 <text:s text:c="4"/>3 <text:s text:c="20"/>29 <text:s text:c="2"/>30 <text:s text:c="2"/>31</text:p>
          </draw:text-box>
        </draw:frame>
        <draw:custom-shape draw:style-name="gr19" draw:text-style-name="P1" draw:layer="layout" svg:width="1.27cm" svg:height="1.27cm" svg:x="12.43cm" svg:y="23.225cm">
          <text:p/>
          <draw:enhanced-geometry svg:viewBox="0 0 21600 21600" draw:type="rectangle" draw:enhanced-path="M 0 0 L 21600 0 21600 21600 0 21600 0 0 Z N"/>
        </draw:custom-shape>
        <draw:custom-shape draw:style-name="gr19" draw:text-style-name="P1" draw:layer="layout" svg:width="1.27cm" svg:height="1.27cm" svg:x="13.7cm" svg:y="23.225cm">
          <text:p/>
          <draw:enhanced-geometry svg:viewBox="0 0 21600 21600" draw:type="rectangle" draw:enhanced-path="M 0 0 L 21600 0 21600 21600 0 21600 0 0 Z N"/>
        </draw:custom-shape>
        <draw:custom-shape draw:style-name="gr20" draw:text-style-name="P1" draw:layer="layout" svg:width="1.27cm" svg:height="1.27cm" svg:x="3.54cm" svg:y="27.92cm">
          <text:p/>
          <draw:enhanced-geometry svg:viewBox="0 0 21600 21600" draw:type="rectangle" draw:enhanced-path="M 0 0 L 21600 0 21600 21600 0 21600 0 0 Z N"/>
        </draw:custom-shape>
        <draw:custom-shape draw:style-name="gr20" draw:text-style-name="P1" draw:layer="layout" svg:width="1.27cm" svg:height="1.27cm" svg:x="4.81cm" svg:y="27.92cm">
          <text:p/>
          <draw:enhanced-geometry svg:viewBox="0 0 21600 21600" draw:type="rectangle" draw:enhanced-path="M 0 0 L 21600 0 21600 21600 0 21600 0 0 Z N"/>
        </draw:custom-shape>
        <draw:custom-shape draw:style-name="gr20" draw:text-style-name="P1" draw:layer="layout" svg:width="1.27cm" svg:height="1.27cm" svg:x="6.08cm" svg:y="27.92cm">
          <text:p/>
          <draw:enhanced-geometry svg:viewBox="0 0 21600 21600" draw:type="rectangle" draw:enhanced-path="M 0 0 L 21600 0 21600 21600 0 21600 0 0 Z N"/>
        </draw:custom-shape>
        <draw:custom-shape draw:style-name="gr20" draw:text-style-name="P1" draw:layer="layout" svg:width="1.27cm" svg:height="1.27cm" svg:x="7.35cm" svg:y="27.92cm">
          <text:p/>
          <draw:enhanced-geometry svg:viewBox="0 0 21600 21600" draw:type="rectangle" draw:enhanced-path="M 0 0 L 21600 0 21600 21600 0 21600 0 0 Z N"/>
        </draw:custom-shape>
        <draw:custom-shape draw:style-name="gr20" draw:text-style-name="P1" draw:layer="layout" svg:width="1.27cm" svg:height="1.27cm" svg:x="11.16cm" svg:y="27.92cm">
          <text:p/>
          <draw:enhanced-geometry svg:viewBox="0 0 21600 21600" draw:type="rectangle" draw:enhanced-path="M 0 0 L 21600 0 21600 21600 0 21600 0 0 Z N"/>
        </draw:custom-shape>
        <draw:custom-shape draw:style-name="gr20" draw:text-style-name="P1" draw:layer="layout" svg:width="2.54cm" svg:height="1.27cm" svg:x="8.62cm" svg:y="27.92cm">
          <text:p text:style-name="P1">...</text:p>
          <draw:enhanced-geometry svg:viewBox="0 0 21600 21600" draw:type="rectangle" draw:enhanced-path="M 0 0 L 21600 0 21600 21600 0 21600 0 0 Z N"/>
        </draw:custom-shape>
        <draw:frame draw:style-name="gr18" draw:layer="layout" svg:width="12.065cm" svg:height="1.52cm" svg:x="3.54cm" svg:y="27.035cm">
          <draw:text-box>
            <text:p>0 <text:s text:c="3"/>1 <text:s text:c="4"/>2 <text:s text:c="4"/>3 <text:s text:c="20"/>29 <text:s text:c="2"/>30 <text:s text:c="2"/>31</text:p>
          </draw:text-box>
        </draw:frame>
        <draw:custom-shape draw:style-name="gr20" draw:text-style-name="P1" draw:layer="layout" svg:width="1.27cm" svg:height="1.27cm" svg:x="12.43cm" svg:y="27.92cm">
          <text:p/>
          <draw:enhanced-geometry svg:viewBox="0 0 21600 21600" draw:type="rectangle" draw:enhanced-path="M 0 0 L 21600 0 21600 21600 0 21600 0 0 Z N"/>
        </draw:custom-shape>
        <draw:custom-shape draw:style-name="gr20" draw:text-style-name="P1" draw:layer="layout" svg:width="1.27cm" svg:height="1.27cm" svg:x="13.7cm" svg:y="27.92cm">
          <text:p/>
          <draw:enhanced-geometry svg:viewBox="0 0 21600 21600" draw:type="rectangle" draw:enhanced-path="M 0 0 L 21600 0 21600 21600 0 21600 0 0 Z N"/>
        </draw:custom-shape>
        <draw:custom-shape draw:style-name="gr20" draw:text-style-name="P1" draw:layer="layout" svg:width="1.27cm" svg:height="1.27cm" svg:x="3.54cm" svg:y="32.75cm">
          <text:p/>
          <draw:enhanced-geometry svg:viewBox="0 0 21600 21600" draw:type="rectangle" draw:enhanced-path="M 0 0 L 21600 0 21600 21600 0 21600 0 0 Z N"/>
        </draw:custom-shape>
        <draw:custom-shape draw:style-name="gr20" draw:text-style-name="P1" draw:layer="layout" svg:width="1.27cm" svg:height="1.27cm" svg:x="4.81cm" svg:y="32.75cm">
          <text:p/>
          <draw:enhanced-geometry svg:viewBox="0 0 21600 21600" draw:type="rectangle" draw:enhanced-path="M 0 0 L 21600 0 21600 21600 0 21600 0 0 Z N"/>
        </draw:custom-shape>
        <draw:custom-shape draw:style-name="gr20" draw:text-style-name="P1" draw:layer="layout" svg:width="1.27cm" svg:height="1.27cm" svg:x="6.08cm" svg:y="32.75cm">
          <text:p/>
          <draw:enhanced-geometry svg:viewBox="0 0 21600 21600" draw:type="rectangle" draw:enhanced-path="M 0 0 L 21600 0 21600 21600 0 21600 0 0 Z N"/>
        </draw:custom-shape>
        <draw:custom-shape draw:style-name="gr20" draw:text-style-name="P1" draw:layer="layout" svg:width="1.27cm" svg:height="1.27cm" svg:x="7.35cm" svg:y="32.75cm">
          <text:p/>
          <draw:enhanced-geometry svg:viewBox="0 0 21600 21600" draw:type="rectangle" draw:enhanced-path="M 0 0 L 21600 0 21600 21600 0 21600 0 0 Z N"/>
        </draw:custom-shape>
        <draw:custom-shape draw:style-name="gr20" draw:text-style-name="P1" draw:layer="layout" svg:width="1.27cm" svg:height="1.27cm" svg:x="11.16cm" svg:y="32.75cm">
          <text:p/>
          <draw:enhanced-geometry svg:viewBox="0 0 21600 21600" draw:type="rectangle" draw:enhanced-path="M 0 0 L 21600 0 21600 21600 0 21600 0 0 Z N"/>
        </draw:custom-shape>
        <draw:custom-shape draw:style-name="gr20" draw:text-style-name="P1" draw:layer="layout" svg:width="2.54cm" svg:height="1.27cm" svg:x="8.62cm" svg:y="32.75cm">
          <text:p text:style-name="P1">...</text:p>
          <draw:enhanced-geometry svg:viewBox="0 0 21600 21600" draw:type="rectangle" draw:enhanced-path="M 0 0 L 21600 0 21600 21600 0 21600 0 0 Z N"/>
        </draw:custom-shape>
        <draw:frame draw:style-name="gr18" draw:layer="layout" svg:width="12.7cm" svg:height="1.52cm" svg:x="3.54cm" svg:y="31.865cm">
          <draw:text-box>
            <text:p>0 <text:s text:c="3"/>1 <text:s text:c="4"/>2 <text:s text:c="4"/>3 <text:s text:c="20"/>29 <text:s text:c="2"/>30 <text:s text:c="2"/>31 <text:s text:c="2"/>32</text:p>
          </draw:text-box>
        </draw:frame>
        <draw:custom-shape draw:style-name="gr20" draw:text-style-name="P1" draw:layer="layout" svg:width="1.27cm" svg:height="1.27cm" svg:x="12.43cm" svg:y="32.75cm">
          <text:p/>
          <draw:enhanced-geometry svg:viewBox="0 0 21600 21600" draw:type="rectangle" draw:enhanced-path="M 0 0 L 21600 0 21600 21600 0 21600 0 0 Z N"/>
        </draw:custom-shape>
        <draw:custom-shape draw:style-name="gr20" draw:text-style-name="P1" draw:layer="layout" svg:width="1.27cm" svg:height="1.27cm" svg:x="13.7cm" svg:y="32.75cm">
          <text:p/>
          <draw:enhanced-geometry svg:viewBox="0 0 21600 21600" draw:type="rectangle" draw:enhanced-path="M 0 0 L 21600 0 21600 21600 0 21600 0 0 Z N"/>
        </draw:custom-shape>
        <draw:custom-shape draw:style-name="gr15" draw:text-style-name="P1" draw:layer="layout" svg:width="1.27cm" svg:height="1.27cm" svg:x="14.97cm" svg:y="32.75cm">
          <text:p text:style-name="P1">2</text:p>
          <draw:enhanced-geometry svg:viewBox="0 0 21600 21600" draw:type="rectangle" draw:enhanced-path="M 0 0 L 21600 0 21600 21600 0 21600 0 0 Z N"/>
        </draw:custom-shape>
        <draw:custom-shape draw:style-name="gr14" draw:text-style-name="P1" draw:layer="layout" svg:width="3.81cm" svg:height="1.905cm" svg:x="6.08cm" svg:y="20.05cm">
          <text:p/>
          <draw:enhanced-geometry svg:viewBox="0 0 21600 21600" draw:text-areas="?f0 0 ?f2 ?f5" draw:type="down-arrow" draw:modifiers="13859.8111227702 5893.117408906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3.81cm" svg:height="1.905cm" svg:x="6.08cm" svg:y="25.13cm">
          <text:p/>
          <draw:enhanced-geometry svg:viewBox="0 0 21600 21600" draw:text-areas="?f0 0 ?f2 ?f5" draw:type="down-arrow" draw:modifiers="13859.8111227702 5893.117408906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3.81cm" svg:height="1.905cm" svg:x="6.08cm" svg:y="29.575cm">
          <text:p/>
          <draw:enhanced-geometry svg:viewBox="0 0 21600 21600" draw:text-areas="?f0 0 ?f2 ?f5" draw:type="down-arrow" draw:modifiers="13859.8111227702 5893.117408906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layer="layout" svg:width="5.715cm" svg:height="1.27cm" svg:x="9.255cm" svg:y="20.05cm">
          <draw:text-box>
            <text:p>add padding</text:p>
          </draw:text-box>
        </draw:frame>
        <draw:frame draw:style-name="gr11" draw:layer="layout" svg:width="5.715cm" svg:height="1.27cm" svg:x="9.255cm" svg:y="25.13cm">
          <draw:text-box>
            <text:p>encrypt</text:p>
          </draw:text-box>
        </draw:frame>
        <draw:frame draw:style-name="gr11" draw:layer="layout" svg:width="6.985cm" svg:height="1.27cm" svg:x="9.255cm" svg:y="29.575cm">
          <draw:text-box>
            <text:p>add padding length</text:p>
          </draw:text-box>
        </draw:frame>
      </draw:page>
      <draw:page draw:name="page3" draw:style-name="dp1" draw:master-page-name="Default">
        <draw:custom-shape draw:style-name="gr1" draw:text-style-name="P1" draw:id="id11" draw:layer="layout" svg:width="6.35cm" svg:height="1.905cm" svg:x="18.145cm" svg:y="32.75cm">
          <text:p text:style-name="P1">System Initializaion</text:p>
          <text:p text:style-name="P1">(main.c)</text:p>
          <draw:enhanced-geometry svg:viewBox="0 0 21600 21600" draw:type="rectangle" draw:enhanced-path="M 0 0 L 21600 0 21600 21600 0 21600 0 0 Z N"/>
        </draw:custom-shape>
        <draw:custom-shape draw:style-name="gr1" draw:text-style-name="P1" draw:id="id12" draw:layer="layout" svg:width="5.715cm" svg:height="1.905cm" svg:x="30.845cm" svg:y="28.305cm">
          <draw:glue-point draw:id="4" svg:x="-1.665cm" svg:y="-4.997cm" draw:escape-direction="up"/>
          <draw:glue-point draw:id="5" svg:x="1.667cm" svg:y="-4.997cm" draw:escape-direction="up"/>
          <draw:glue-point draw:id="6" svg:x="-3.888cm" svg:y="-4.997cm" draw:escape-direction="up"/>
          <text:p text:style-name="P1">VPN Main Loop</text:p>
          <text:p text:style-name="P1">(appnet.c)</text:p>
          <draw:enhanced-geometry svg:viewBox="0 0 21600 21600" draw:type="rectangle" draw:enhanced-path="M 0 0 L 21600 0 21600 21600 0 21600 0 0 Z N"/>
        </draw:custom-shape>
        <draw:custom-shape draw:style-name="gr21" draw:text-style-name="P1" draw:id="id21" draw:layer="layout" svg:width="6.35cm" svg:height="1.905cm" svg:x="41.64cm" svg:y="28.305cm">
          <text:p text:style-name="P1">Ethernet Driver</text:p>
          <text:p text:style-name="P1">(enc28j60.c)</text:p>
          <draw:enhanced-geometry svg:viewBox="0 0 21600 21600" draw:type="rectangle" draw:enhanced-path="M 0 0 L 21600 0 21600 21600 0 21600 0 0 Z N"/>
        </draw:custom-shape>
        <draw:custom-shape draw:style-name="gr21" draw:text-style-name="P1" draw:id="id20" draw:layer="layout" svg:width="6.35cm" svg:height="1.905cm" svg:x="9.89cm" svg:y="9.59cm">
          <text:p text:style-name="P1">USB Driver</text:p>
          <text:p text:style-name="P1">(usb.c)</text:p>
          <draw:enhanced-geometry svg:viewBox="0 0 21600 21600" draw:type="rectangle" draw:enhanced-path="M 0 0 L 21600 0 21600 21600 0 21600 0 0 Z N"/>
        </draw:custom-shape>
        <draw:custom-shape draw:style-name="gr1" draw:text-style-name="P1" draw:id="id19" draw:layer="layout" svg:width="6.985cm" svg:height="1.905cm" svg:x="18.145cm" svg:y="13.7cm">
          <text:p text:style-name="P1">USB-CDC</text:p>
          <text:p text:style-name="P1">(usbnet.c)</text:p>
          <draw:enhanced-geometry svg:viewBox="0 0 21600 21600" draw:type="rectangle" draw:enhanced-path="M 0 0 L 21600 0 21600 21600 0 21600 0 0 Z N"/>
        </draw:custom-shape>
        <draw:custom-shape draw:style-name="gr1" draw:text-style-name="P1" draw:id="id18" draw:layer="layout" svg:width="6.985cm" svg:height="1.905cm" svg:x="30.21cm" svg:y="13.7cm">
          <text:p text:style-name="P1">Secure Channel</text:p>
          <text:p text:style-name="P1">(secure_channel.c)</text:p>
          <draw:enhanced-geometry svg:viewBox="0 0 21600 21600" draw:type="rectangle" draw:enhanced-path="M 0 0 L 21600 0 21600 21600 0 21600 0 0 Z N"/>
        </draw:custom-shape>
        <draw:custom-shape draw:style-name="gr1" draw:text-style-name="P1" draw:id="id17" draw:layer="layout" svg:width="6.985cm" svg:height="1.905cm" svg:x="30.21cm" svg:y="17.51cm">
          <text:p text:style-name="P1">Packet Channel</text:p>
          <text:p text:style-name="P1">(packet_channel.c)</text:p>
          <draw:enhanced-geometry svg:viewBox="0 0 21600 21600" draw:mirror-horizontal="false" draw:mirror-vertical="false" draw:type="rectangle" draw:enhanced-path="M 0 0 L 21600 0 21600 21600 0 21600 0 0 Z N"/>
        </draw:custom-shape>
        <draw:custom-shape draw:style-name="gr15" draw:text-style-name="P1" draw:id="id14" draw:layer="layout" svg:width="5.715cm" svg:height="1.905cm" svg:x="30.845cm" svg:y="21.32cm">
          <text:p text:style-name="P1">UIP Stack</text:p>
          <text:p text:style-name="P1">(uip library)</text:p>
          <draw:enhanced-geometry svg:viewBox="0 0 21600 21600" draw:type="rectangle" draw:enhanced-path="M 0 0 L 21600 0 21600 21600 0 21600 0 0 Z N"/>
        </draw:custom-shape>
        <draw:custom-shape draw:style-name="gr1" draw:text-style-name="P1" draw:id="id15" draw:layer="layout" svg:width="8.255cm" svg:height="1.905cm" svg:x="39.735cm" svg:y="21.32cm">
          <text:p text:style-name="P1">Connection Management</text:p>
          <text:p text:style-name="P1">(appnet.c)</text:p>
          <draw:enhanced-geometry svg:viewBox="0 0 21600 21600" draw:type="rectangle" draw:enhanced-path="M 0 0 L 21600 0 21600 21600 0 21600 0 0 Z N"/>
        </draw:custom-shape>
        <draw:custom-shape draw:style-name="gr15" draw:text-style-name="P1" draw:id="id16" draw:layer="layout" svg:width="5.08cm" svg:height="1.905cm" svg:x="22.59cm" svg:y="21.32cm">
          <text:p text:style-name="P1">DHCP and DNS</text:p>
          <text:p text:style-name="P1">(uip apps)</text:p>
          <draw:enhanced-geometry svg:viewBox="0 0 21600 21600" draw:type="rectangle" draw:enhanced-path="M 0 0 L 21600 0 21600 21600 0 21600 0 0 Z N"/>
        </draw:custom-shape>
        <draw:custom-shape draw:style-name="gr22" draw:text-style-name="P1" draw:id="id23" draw:layer="layout" svg:width="6.985cm" svg:height="1.905cm" svg:x="19.415cm" svg:y="28.305cm">
          <draw:glue-point draw:id="4" svg:x="-3.181cm" svg:y="-4.997cm" draw:escape-direction="up"/>
          <text:p text:style-name="P1">Configuration Memory</text:p>
          <text:p text:style-name="P1">(.conf section)</text:p>
          <draw:enhanced-geometry svg:viewBox="0 0 21600 21600" draw:type="rectangle" draw:enhanced-path="M 0 0 L 21600 0 21600 21600 0 21600 0 0 Z N"/>
        </draw:custom-shape>
        <draw:custom-shape draw:style-name="gr1" draw:text-style-name="P1" draw:id="id25" draw:layer="layout" svg:width="6.403cm" svg:height="1.905cm" svg:x="9.85cm" svg:y="13.7cm">
          <text:p text:style-name="P1">USB Serial</text:p>
          <text:p text:style-name="P1">(usbcon.c)</text:p>
          <draw:enhanced-geometry svg:viewBox="0 0 21600 21600" draw:type="rectangle" draw:enhanced-path="M 0 0 L 21600 0 21600 21600 0 21600 0 0 Z N"/>
        </draw:custom-shape>
        <draw:custom-shape draw:style-name="gr21" draw:text-style-name="P1" draw:id="id22" draw:layer="layout" svg:width="5.08cm" svg:height="1.905cm" svg:x="9.89cm" svg:y="28.305cm">
          <text:p text:style-name="P1">IAP Driver</text:p>
          <text:p text:style-name="P1">(iap.c)</text:p>
          <draw:enhanced-geometry svg:viewBox="0 0 21600 21600" draw:type="rectangle" draw:enhanced-path="M 0 0 L 21600 0 21600 21600 0 21600 0 0 Z N"/>
        </draw:custom-shape>
        <draw:custom-shape draw:style-name="gr1" draw:text-style-name="P1" draw:id="id13" draw:layer="layout" svg:width="7.62cm" svg:height="1.905cm" svg:x="8.62cm" svg:y="18.78cm">
          <text:p text:style-name="P1">Configuration Main Loop</text:p>
          <text:p text:style-name="P1">(appcon.c)</text:p>
          <draw:enhanced-geometry svg:viewBox="0 0 21600 21600" draw:type="rectangle" draw:enhanced-path="M 0 0 L 21600 0 21600 21600 0 21600 0 0 Z N"/>
        </draw:custom-shape>
        <draw:custom-shape draw:style-name="gr1" draw:text-style-name="P1" draw:id="id24" draw:layer="layout" svg:width="6.35cm" svg:height="1.905cm" svg:x="9.255cm" svg:y="23.225cm">
          <text:p text:style-name="P1">Command Executor</text:p>
          <text:p text:style-name="P1">(appcon.c)</text:p>
          <draw:enhanced-geometry svg:viewBox="0 0 21600 21600" draw:type="rectangle" draw:enhanced-path="M 0 0 L 21600 0 21600 21600 0 21600 0 0 Z N"/>
        </draw:custom-shape>
        <draw:connector draw:style-name="gr23" draw:text-style-name="P1" draw:layer="layout" svg:x1="21.32cm" svg:y1="32.75cm" svg:x2="33.702cm" svg:y2="30.21cm" draw:start-shape="id11" draw:start-glue-point="0" draw:end-shape="id12" draw:end-glue-point="2" svg:d="m21320 32750v-1271h12382v-1269">
          <text:p/>
        </draw:connector>
        <draw:connector draw:style-name="gr23" draw:text-style-name="P1" draw:layer="layout" draw:line-skew="4.763cm -0.769cm" svg:x1="21.32cm" svg:y1="32.75cm" svg:x2="8.62cm" svg:y2="19.732cm" draw:start-shape="id11" draw:start-glue-point="0" draw:end-shape="id13" draw:end-glue-point="3" svg:d="m21320 32750v-1270h-13970v-11748h1270">
          <text:p/>
        </draw:connector>
        <draw:connector draw:style-name="gr3" draw:text-style-name="P1" draw:layer="layout" svg:x1="33.702cm" svg:y1="28.305cm" svg:x2="33.702cm" svg:y2="23.225cm" draw:start-shape="id12" draw:start-glue-point="0" draw:end-shape="id14" draw:end-glue-point="2" svg:d="m33702 28305v-5080">
          <text:p/>
        </draw:connector>
        <draw:connector draw:style-name="gr3" draw:text-style-name="P1" draw:layer="layout" draw:line-skew="0.001cm" svg:x1="34.654cm" svg:y1="28.306cm" svg:x2="43.862cm" svg:y2="23.225cm" draw:start-shape="id12" draw:start-glue-point="5" draw:end-shape="id15" draw:end-glue-point="2" svg:d="m34654 28306v-2541h9208v-2540">
          <text:p/>
        </draw:connector>
        <draw:connector draw:style-name="gr3" draw:text-style-name="P1" draw:layer="layout" draw:line-skew="0.001cm" svg:x1="32.751cm" svg:y1="28.306cm" svg:x2="25.13cm" svg:y2="23.225cm" draw:start-shape="id12" draw:start-glue-point="4" draw:end-shape="id16" svg:d="m32751 28306v-2541h-7621v-2540">
          <text:p/>
        </draw:connector>
        <draw:connector draw:style-name="gr3" draw:text-style-name="P1" draw:layer="layout" svg:x1="36.56cm" svg:y1="22.272cm" svg:x2="39.735cm" svg:y2="22.272cm" draw:start-shape="id14" draw:start-glue-point="1" draw:end-shape="id15" draw:end-glue-point="3" svg:d="m36560 22272h3175">
          <text:p/>
        </draw:connector>
        <draw:connector draw:style-name="gr3" draw:text-style-name="P1" draw:layer="layout" svg:x1="30.845cm" svg:y1="22.272cm" svg:x2="27.67cm" svg:y2="22.272cm" draw:start-shape="id14" draw:start-glue-point="3" draw:end-shape="id16" draw:end-glue-point="1" svg:d="m30845 22272h-3175">
          <text:p/>
        </draw:connector>
        <draw:connector draw:style-name="gr3" draw:text-style-name="P1" draw:layer="layout" svg:x1="33.702cm" svg:y1="19.415cm" svg:x2="33.702cm" svg:y2="21.32cm" draw:start-shape="id17" draw:start-glue-point="2" draw:end-shape="id14" draw:end-glue-point="0" svg:d="m33702 19415v1905">
          <text:p/>
        </draw:connector>
        <draw:connector draw:style-name="gr3" draw:text-style-name="P1" draw:layer="layout" svg:x1="33.702cm" svg:y1="15.605cm" svg:x2="33.702cm" svg:y2="17.51cm" draw:start-shape="id18" draw:start-glue-point="2" draw:end-shape="id17" draw:end-glue-point="0" svg:d="m33702 15605v1905">
          <text:p/>
        </draw:connector>
        <draw:connector draw:style-name="gr3" draw:text-style-name="P1" draw:layer="layout" svg:x1="25.13cm" svg:y1="14.652cm" svg:x2="30.21cm" svg:y2="14.652cm" draw:start-shape="id19" draw:start-glue-point="1" draw:end-shape="id18" draw:end-glue-point="3" svg:d="m25130 14652h5080">
          <text:p/>
        </draw:connector>
        <draw:connector draw:style-name="gr3" draw:text-style-name="P1" draw:layer="layout" svg:x1="16.24cm" svg:y1="10.542cm" svg:x2="21.637cm" svg:y2="13.7cm" draw:start-shape="id20" draw:start-glue-point="1" draw:end-shape="id19" draw:end-glue-point="0" svg:d="m16240 10542h5397v3158">
          <text:p/>
        </draw:connector>
        <draw:connector draw:style-name="gr3" draw:text-style-name="P1" draw:layer="layout" svg:x1="36.56cm" svg:y1="29.257cm" svg:x2="41.64cm" svg:y2="29.257cm" draw:start-shape="id12" draw:start-glue-point="1" draw:end-shape="id21" draw:end-glue-point="3" svg:d="m36560 29257h5080">
          <text:p/>
        </draw:connector>
        <draw:connector draw:style-name="gr23" draw:text-style-name="P1" draw:layer="layout" svg:x1="14.97cm" svg:y1="29.257cm" svg:x2="19.415cm" svg:y2="29.257cm" draw:start-shape="id22" draw:start-glue-point="1" draw:end-shape="id23" draw:end-glue-point="3" svg:d="m14970 29257h4445">
          <text:p/>
        </draw:connector>
        <draw:connector draw:style-name="gr23" draw:text-style-name="P1" draw:layer="layout" svg:x1="26.4cm" svg:y1="29.257cm" svg:x2="30.845cm" svg:y2="29.257cm" draw:start-shape="id23" draw:start-glue-point="1" draw:end-shape="id12" draw:end-glue-point="3" svg:d="m26400 29257h4445">
          <text:p/>
        </draw:connector>
        <draw:connector draw:style-name="gr23" draw:text-style-name="P1" draw:layer="layout" svg:x1="12.43cm" svg:y1="25.13cm" svg:x2="12.43cm" svg:y2="28.305cm" draw:start-shape="id24" draw:start-glue-point="2" draw:end-shape="id22" draw:end-glue-point="0" svg:d="m12430 25130v3175">
          <text:p/>
        </draw:connector>
        <draw:connector draw:style-name="gr23" draw:text-style-name="P1" draw:layer="layout" svg:x1="12.43cm" svg:y1="20.685cm" svg:x2="12.43cm" svg:y2="23.225cm" draw:start-shape="id13" draw:start-glue-point="2" draw:end-shape="id24" draw:end-glue-point="0" svg:d="m12430 20685v2540">
          <text:p/>
        </draw:connector>
        <draw:connector draw:style-name="gr3" draw:text-style-name="P1" draw:layer="layout" draw:line-skew="0.001cm" svg:x1="12.43cm" svg:y1="18.78cm" svg:x2="13.051cm" svg:y2="15.605cm" draw:start-shape="id13" draw:start-glue-point="0" draw:end-shape="id25" svg:d="m12430 18780v-1587h621v-1588">
          <text:p/>
        </draw:connector>
        <draw:connector draw:style-name="gr3" draw:text-style-name="P1" draw:layer="layout" svg:x1="13.051cm" svg:y1="13.7cm" svg:x2="13.065cm" svg:y2="11.495cm" draw:start-shape="id25" draw:start-glue-point="0" draw:end-shape="id20" draw:end-glue-point="2" svg:d="m13051 13700v-1103h14v-1102">
          <text:p/>
        </draw:connector>
        <draw:connector draw:style-name="gr24" draw:text-style-name="P1" draw:layer="layout" draw:line-skew="5.081cm" svg:x1="31.481cm" svg:y1="28.306cm" svg:x2="21.637cm" svg:y2="15.605cm" draw:start-shape="id12" draw:start-glue-point="6" draw:end-shape="id19" draw:end-glue-point="2" svg:d="m31481 28306v-1271h-9844v-11430">
          <text:p/>
        </draw:connector>
        <draw:connector draw:style-name="gr3" draw:text-style-name="P1" draw:layer="layout" svg:x1="44.815cm" svg:y1="30.21cm" svg:x2="44.815cm" svg:y2="33.385cm" draw:start-shape="id21" draw:start-glue-point="2" draw:end-shape="id26" draw:end-glue-point="4" svg:d="m44815 30210v3175">
          <text:p/>
        </draw:connector>
        <draw:custom-shape draw:style-name="gr25" draw:text-style-name="P1" draw:id="id26" draw:layer="layout" svg:width="8.89cm" svg:height="3.08cm" svg:x="40.37cm" svg:y="33.385cm">
          <text:p text:style-name="P1">Networ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id="id27" draw:layer="layout" svg:width="8.89cm" svg:height="3.08cm" svg:x="8.62cm" svg:y="3.17cm">
          <text:p text:style-name="P1">Hos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065cm" svg:y1="9.59cm" svg:x2="13.065cm" svg:y2="6.25cm" draw:start-shape="id20" draw:start-glue-point="0" draw:end-shape="id27" draw:end-glue-point="8" svg:d="m13065 9590v-3340">
          <text:p/>
        </draw:connector>
        <draw:connector draw:style-name="gr23" draw:text-style-name="P1" draw:layer="layout" svg:x1="20.686cm" svg:y1="28.306cm" svg:x2="15.605cm" svg:y2="24.177cm" draw:start-shape="id23" draw:start-glue-point="4" draw:end-shape="id24" draw:end-glue-point="1" svg:d="m20686 28306v-4129h-5081">
          <text:p/>
        </draw:connector>
        <draw:custom-shape draw:style-name="gr15" draw:text-style-name="P1" draw:id="id28" draw:layer="layout" svg:width="5.715cm" svg:height="1.905cm" svg:x="30.845cm" svg:y="9.255cm">
          <text:p text:style-name="P1">RSA and AES</text:p>
          <text:p text:style-name="P1">(polarssl library)</text:p>
          <draw:enhanced-geometry svg:viewBox="0 0 21600 21600" draw:type="rectangle" draw:enhanced-path="M 0 0 L 21600 0 21600 21600 0 21600 0 0 Z N"/>
        </draw:custom-shape>
        <draw:connector draw:style-name="gr3" draw:text-style-name="P1" draw:layer="layout" svg:x1="33.702cm" svg:y1="13.7cm" svg:x2="33.702cm" svg:y2="11.16cm" draw:start-shape="id18" draw:start-glue-point="0" draw:end-shape="id28" draw:end-glue-point="2" svg:d="m33702 13700v-2540">
          <text:p/>
        </draw:connector>
        <draw:frame draw:style-name="gr26" draw:layer="layout" svg:width="4.445cm" svg:height="1.905cm" svg:x="37.195cm" svg:y="28.405cm">
          <draw:text-box>
            <text:p>Ethernet frames</text:p>
          </draw:text-box>
        </draw:frame>
        <draw:frame draw:style-name="gr26" draw:layer="layout" svg:width="8.89cm" svg:height="1.905cm" svg:x="34.814cm" svg:y="25.765cm">
          <draw:text-box>
            <text:p>Connection initiation and</text:p>
            <text:p>acknowledgement</text:p>
          </draw:text-box>
        </draw:frame>
        <draw:frame draw:style-name="gr27" draw:layer="layout" svg:width="5.08cm" svg:height="2.155cm" svg:x="26.4cm" svg:y="28.405cm">
          <draw:text-box>
            <text:p>read</text:p>
            <text:p>configuration</text:p>
          </draw:text-box>
        </draw:frame>
        <draw:frame draw:style-name="gr27" draw:layer="layout" svg:width="5.08cm" svg:height="2.155cm" svg:x="16.24cm" svg:y="23.225cm">
          <draw:text-box>
            <text:p>read</text:p>
            <text:p>configuration</text:p>
          </draw:text-box>
        </draw:frame>
        <draw:frame draw:style-name="gr27" draw:layer="layout" svg:width="5.08cm" svg:height="2.155cm" svg:x="14.97cm" svg:y="28.405cm">
          <draw:text-box>
            <text:p>write</text:p>
            <text:p>configuration</text:p>
          </draw:text-box>
        </draw:frame>
        <draw:frame draw:style-name="gr28" draw:layer="layout" svg:width="4.445cm" svg:height="2.155cm" svg:x="25.695cm" svg:y="13.805cm">
          <draw:text-box>
            <text:p>plain network packets</text:p>
          </draw:text-box>
        </draw:frame>
        <draw:frame draw:style-name="gr27" draw:layer="layout" svg:width="4.445cm" svg:height="2.155cm" svg:x="16.875cm" svg:y="9.62cm">
          <draw:text-box>
            <text:p>USB packets</text:p>
          </draw:text-box>
        </draw:frame>
        <draw:frame draw:style-name="gr27" draw:layer="layout" svg:width="4.445cm" svg:height="2.155cm" svg:x="8.72cm" svg:y="16.09cm">
          <draw:text-box>
            <text:p>configuration commands</text:p>
          </draw:text-box>
        </draw:frame>
        <draw:frame draw:style-name="gr27" draw:layer="layout" svg:width="4.445cm" svg:height="2.155cm" svg:x="8.82cm" svg:y="12.06cm">
          <draw:text-box>
            <text:p>USB packets</text:p>
          </draw:text-box>
        </draw:frame>
        <draw:frame draw:style-name="gr18" draw:layer="layout" svg:width="5.715cm" svg:height="1.52cm" svg:x="33.82cm" svg:y="11.795cm">
          <draw:text-box>
            <text:p>encrypt/decrypt</text:p>
          </draw:text-box>
        </draw:frame>
        <draw:frame draw:style-name="gr28" draw:layer="layout" svg:width="6.985cm" svg:height="1.625cm" svg:x="33.82cm" svg:y="15.885cm">
          <draw:text-box>
            <text:p>encrypted packets</text:p>
          </draw:text-box>
        </draw:frame>
        <draw:frame draw:style-name="gr28" draw:layer="layout" svg:width="6.985cm" svg:height="1.625cm" svg:x="33.82cm" svg:y="19.695cm">
          <draw:text-box>
            <text:p>TCP payload</text:p>
          </draw:text-box>
        </draw:frame>
        <draw:frame draw:style-name="gr29" draw:layer="layout" svg:width="6.35cm" svg:height="0.962cm" svg:x="19.315cm" svg:y="17.525cm">
          <draw:text-box>
            <text:p>buffers management</text:p>
          </draw:text-box>
        </draw:frame>
        <draw:frame draw:style-name="gr27" draw:layer="layout" svg:width="6.35cm" svg:height="2.155cm" svg:x="25.13cm" svg:y="23.96cm">
          <draw:text-box>
            <text:p>DHCP/DNS requests and results</text:p>
          </draw:text-box>
        </draw:frame>
        <draw:frame draw:style-name="gr11" draw:layer="layout" svg:width="5.715cm" svg:height="1.27cm" svg:x="33.685cm" svg:y="23.86cm">
          <draw:text-box>
            <text:p>Ethernet frames</text:p>
          </draw:text-box>
        </draw:frame>
        <draw:frame draw:style-name="gr4" draw:layer="layout" svg:width="5.08cm" svg:height="0.962cm" svg:x="11.125cm" svg:y="25.765cm">
          <draw:text-box>
            <text:p>IAP commands</text:p>
          </draw:text-box>
        </draw:frame>
        <draw:frame draw:style-name="gr4" draw:layer="layout" svg:width="5.08cm" svg:height="0.962cm" svg:x="10.795cm" svg:y="21.193cm">
          <draw:text-box>
            <text:p>user commands</text:p>
          </draw:text-box>
        </draw:frame>
      </draw:page>
      <draw:page draw:name="page4" draw:style-name="dp1" draw:master-page-name="Default">
        <draw:custom-shape draw:style-name="gr1" draw:text-style-name="P1" draw:id="id32" draw:layer="layout" svg:width="6.985cm" svg:height="1.27cm" svg:x="3.54cm" svg:y="13.065cm">
          <text:p text:style-name="P1">TAP read/write</text:p>
          <draw:enhanced-geometry svg:viewBox="0 0 21600 21600" draw:type="rectangle" draw:enhanced-path="M 0 0 L 21600 0 21600 21600 0 21600 0 0 Z N"/>
        </draw:custom-shape>
        <draw:custom-shape draw:style-name="gr1" draw:text-style-name="P1" draw:id="id33" draw:layer="layout" svg:width="6.985cm" svg:height="1.27cm" svg:x="3.54cm" svg:y="14.335cm">
          <text:p text:style-name="P1">UDP Channel</text:p>
          <draw:enhanced-geometry svg:viewBox="0 0 21600 21600" draw:type="rectangle" draw:enhanced-path="M 0 0 L 21600 0 21600 21600 0 21600 0 0 Z N"/>
        </draw:custom-shape>
        <draw:custom-shape draw:style-name="gr30" draw:text-style-name="P4" draw:layer="layout" svg:width="5.08cm" svg:height="1.27cm" svg:x="3.54cm" svg:y="11.795cm">
          <text:p text:style-name="P4"><text:span text:style-name="T2">stackfeeder.py</text:span></text:p>
          <draw:enhanced-geometry svg:viewBox="0 0 21600 21600" draw:type="rectangle" draw:enhanced-path="M 0 0 L 21600 0 21600 21600 0 21600 0 0 Z N"/>
        </draw:custom-shape>
        <draw:custom-shape draw:style-name="gr1" draw:text-style-name="P1" draw:id="id34" draw:layer="layout" svg:width="6.985cm" svg:height="1.27cm" svg:x="3.54cm" svg:y="18.78cm">
          <text:p text:style-name="P1">UDP Channel</text:p>
          <draw:enhanced-geometry svg:viewBox="0 0 21600 21600" draw:type="rectangle" draw:enhanced-path="M 0 0 L 21600 0 21600 21600 0 21600 0 0 Z N"/>
        </draw:custom-shape>
        <draw:custom-shape draw:style-name="gr31" draw:text-style-name="P1" draw:layer="layout" svg:width="6.985cm" svg:height="1.27cm" svg:x="3.54cm" svg:y="20.0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3.54cm" svg:y="17.51cm">
          <text:p text:style-name="P4"><text:span text:style-name="T2">vpnclient.py</text:span></text:p>
          <draw:enhanced-geometry svg:viewBox="0 0 21600 21600" draw:type="rectangle" draw:enhanced-path="M 0 0 L 21600 0 21600 21600 0 21600 0 0 Z N"/>
        </draw:custom-shape>
        <draw:custom-shape draw:style-name="gr31" draw:text-style-name="P1" draw:id="id35" draw:layer="layout" svg:width="6.985cm" svg:height="1.27cm" svg:x="3.54cm" svg:y="21.32cm">
          <text:p text:style-name="P1">TCP Channel</text:p>
          <draw:enhanced-geometry svg:viewBox="0 0 21600 21600" draw:type="rectangle" draw:enhanced-path="M 0 0 L 21600 0 21600 21600 0 21600 0 0 Z N"/>
        </draw:custom-shape>
        <draw:custom-shape draw:style-name="gr15" draw:text-style-name="P1" draw:id="id36" draw:layer="layout" svg:width="6.985cm" svg:height="1.905cm" svg:x="3.54cm" svg:y="24.495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id="id37" draw:layer="layout" svg:width="6.985cm" svg:height="1.905cm" svg:x="3.54cm" svg:y="26.4cm">
          <text:p text:style-name="P1">Physical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30" draw:layer="layout" svg:width="6.985cm" svg:height="1.905cm" svg:x="3.54cm" svg:y="6.715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id="id31" draw:layer="layout" svg:width="6.985cm" svg:height="1.905cm" svg:x="3.54cm" svg:y="8.62cm">
          <text:p text:style-name="P1">TAP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id="id29" draw:layer="layout" svg:width="8.255cm" svg:height="2.54cm" svg:x="2.905cm" svg:y="2.27cm">
          <text:p text:style-name="P1">Applications over V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9" draw:layer="layout" svg:width="6.985cm" svg:height="1.905cm" svg:x="18.145cm" svg:y="24.495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id="id38" draw:layer="layout" svg:width="6.985cm" svg:height="1.905cm" svg:x="18.145cm" svg:y="26.4cm">
          <text:p text:style-name="P1">Physical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985cm" svg:height="1.27cm" svg:x="18.145cm" svg:y="18.78cm">
          <text:p text:style-name="P1">HUB / Switch</text:p>
          <draw:enhanced-geometry svg:viewBox="0 0 21600 21600" draw:type="rectangle" draw:enhanced-path="M 0 0 L 21600 0 21600 21600 0 21600 0 0 Z N"/>
        </draw:custom-shape>
        <draw:custom-shape draw:style-name="gr31" draw:text-style-name="P1" draw:layer="layout" svg:width="6.985cm" svg:height="1.27cm" svg:x="18.145cm" svg:y="20.0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18.145cm" svg:y="17.51cm">
          <text:p text:style-name="P4"><text:span text:style-name="T2">vpnserver.py</text:span></text:p>
          <draw:enhanced-geometry svg:viewBox="0 0 21600 21600" draw:type="rectangle" draw:enhanced-path="M 0 0 L 21600 0 21600 21600 0 21600 0 0 Z N"/>
        </draw:custom-shape>
        <draw:custom-shape draw:style-name="gr31" draw:text-style-name="P1" draw:id="id40" draw:layer="layout" svg:width="6.985cm" svg:height="1.27cm" svg:x="18.145cm" svg:y="21.32cm">
          <text:p text:style-name="P1">TCP Channel</text:p>
          <draw:enhanced-geometry svg:viewBox="0 0 21600 21600" draw:type="rectangle" draw:enhanced-path="M 0 0 L 21600 0 21600 21600 0 21600 0 0 Z N"/>
        </draw:custom-shape>
        <draw:custom-shape draw:style-name="gr32" draw:text-style-name="P1" draw:id="id41" draw:layer="layout" svg:width="6.985cm" svg:height="1.905cm" svg:x="30.845cm" svg:y="26.4cm">
          <text:p text:style-name="P1">Physical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6.985cm" svg:height="1.27cm" svg:x="30.845cm" svg:y="25.13cm">
          <text:p text:style-name="P1">UIP Stack</text:p>
          <draw:enhanced-geometry svg:viewBox="0 0 21600 21600" draw:type="rectangle" draw:enhanced-path="M 0 0 L 21600 0 21600 21600 0 21600 0 0 Z N"/>
        </draw:custom-shape>
        <draw:custom-shape draw:style-name="gr31" draw:text-style-name="P1" draw:layer="layout" svg:width="6.985cm" svg:height="1.27cm" svg:x="30.845cm" svg:y="23.86cm">
          <text:p text:style-name="P1">TCP Channel</text:p>
          <draw:enhanced-geometry svg:viewBox="0 0 21600 21600" draw:type="rectangle" draw:enhanced-path="M 0 0 L 21600 0 21600 21600 0 21600 0 0 Z N"/>
        </draw:custom-shape>
        <draw:custom-shape draw:style-name="gr31" draw:text-style-name="P1" draw:layer="layout" svg:width="6.985cm" svg:height="1.27cm" svg:x="30.845cm" svg:y="22.59cm">
          <text:p text:style-name="P1">Secure Channel</text:p>
          <draw:enhanced-geometry svg:viewBox="0 0 21600 21600" draw:type="rectangle" draw:enhanced-path="M 0 0 L 21600 0 21600 21600 0 21600 0 0 Z N"/>
        </draw:custom-shape>
        <draw:custom-shape draw:style-name="gr1" draw:text-style-name="P1" draw:id="id43" draw:layer="layout" svg:width="6.985cm" svg:height="1.27cm" svg:x="30.845cm" svg:y="21.32cm">
          <text:p text:style-name="P1">USB-CDC Driver</text:p>
          <draw:enhanced-geometry svg:viewBox="0 0 21600 21600" draw:type="rectangle" draw:enhanced-path="M 0 0 L 21600 0 21600 21600 0 21600 0 0 Z N"/>
        </draw:custom-shape>
        <draw:custom-shape draw:style-name="gr30" draw:text-style-name="P4" draw:layer="layout" svg:width="5.08cm" svg:height="1.27cm" svg:x="30.845cm" svg:y="20.05cm">
          <text:p text:style-name="P4"><text:span text:style-name="T2">LPC2148 board</text:span></text:p>
          <draw:enhanced-geometry svg:viewBox="0 0 21600 21600" draw:type="rectangle" draw:enhanced-path="M 0 0 L 21600 0 21600 21600 0 21600 0 0 Z N"/>
        </draw:custom-shape>
        <draw:custom-shape draw:style-name="gr15" draw:text-style-name="P1" draw:id="id45" draw:layer="layout" svg:width="6.985cm" svg:height="1.905cm" svg:x="30.845cm" svg:y="13.7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id="id42" draw:layer="layout" svg:width="6.985cm" svg:height="1.905cm" svg:x="30.845cm" svg:y="15.605cm">
          <text:p text:style-name="P1">USB Network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id="id44" draw:layer="layout" svg:width="8.255cm" svg:height="2.54cm" svg:x="30.21cm" svg:y="8.62cm">
          <text:p text:style-name="P1">Applications over VP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1" draw:layer="layout" svg:x1="7.033cm" svg:y1="4.81cm" svg:x2="7.032cm" svg:y2="6.715cm" draw:start-shape="id29" draw:start-glue-point="8" draw:end-shape="id30" draw:end-glue-point="0" svg:d="m7033 4810v953h-1v952">
          <text:p/>
        </draw:connector>
        <draw:connector draw:style-name="gr3" draw:text-style-name="P1" draw:layer="layout" draw:line-skew="-0.768cm" svg:x1="3.54cm" svg:y1="9.572cm" svg:x2="3.54cm" svg:y2="13.7cm" draw:start-shape="id31" draw:start-glue-point="3" draw:end-shape="id32" draw:end-glue-point="3" svg:d="m3540 9572h-1270v4128h1270">
          <text:p/>
        </draw:connector>
        <draw:connector draw:style-name="gr3" draw:text-style-name="P1" draw:layer="layout" draw:line-skew="-0.768cm" svg:x1="3.54cm" svg:y1="14.97cm" svg:x2="3.54cm" svg:y2="19.415cm" draw:start-shape="id33" draw:start-glue-point="3" draw:end-shape="id34" draw:end-glue-point="3" svg:d="m3540 14970h-1270v4445h1270">
          <text:p/>
        </draw:connector>
        <draw:connector draw:style-name="gr3" draw:text-style-name="P1" draw:layer="layout" svg:x1="7.032cm" svg:y1="22.59cm" svg:x2="7.032cm" svg:y2="24.495cm" draw:start-shape="id35" draw:start-glue-point="2" draw:end-shape="id36" draw:end-glue-point="0" svg:d="m7032 22590v1905">
          <text:p/>
        </draw:connector>
        <draw:connector draw:style-name="gr3" draw:text-style-name="P1" draw:layer="layout" draw:line-skew="0.769cm" svg:x1="7.032cm" svg:y1="28.305cm" svg:x2="21.637cm" svg:y2="28.305cm" draw:start-shape="id37" draw:start-glue-point="2" draw:end-shape="id38" draw:end-glue-point="2" svg:d="m7032 28305v1270h14605v-1270">
          <text:p/>
        </draw:connector>
        <draw:connector draw:style-name="gr3" draw:text-style-name="P1" draw:layer="layout" svg:x1="21.637cm" svg:y1="24.495cm" svg:x2="21.637cm" svg:y2="22.59cm" draw:start-shape="id39" draw:start-glue-point="0" draw:end-shape="id40" draw:end-glue-point="2" svg:d="m21637 24495v-1905">
          <text:p/>
        </draw:connector>
        <draw:connector draw:style-name="gr3" draw:text-style-name="P1" draw:layer="layout" draw:line-skew="0.769cm" svg:x1="21.637cm" svg:y1="28.305cm" svg:x2="34.337cm" svg:y2="28.305cm" draw:start-shape="id38" draw:start-glue-point="2" draw:end-shape="id41" draw:end-glue-point="2" svg:d="m21637 28305v1270h12700v-1270">
          <text:p/>
        </draw:connector>
        <draw:connector draw:style-name="gr3" draw:text-style-name="P1" draw:layer="layout" draw:line-skew="0.769cm" svg:x1="37.83cm" svg:y1="16.557cm" svg:x2="37.83cm" svg:y2="21.955cm" draw:start-shape="id42" draw:start-glue-point="1" draw:end-shape="id43" draw:end-glue-point="1" svg:d="m37830 16557h1270v5398h-1270">
          <text:p/>
        </draw:connector>
        <draw:connector draw:style-name="gr3" draw:text-style-name="P1" draw:layer="layout" svg:x1="34.338cm" svg:y1="11.16cm" svg:x2="34.337cm" svg:y2="13.7cm" draw:start-shape="id44" draw:start-glue-point="8" draw:end-shape="id45" draw:end-glue-point="0" svg:d="m34338 11160v1270h-1v1270">
          <text:p/>
        </draw:connector>
        <draw:custom-shape draw:style-name="gr33" draw:text-style-name="P1" draw:layer="layout" svg:width="3.175cm" svg:height="1.27cm" svg:x="4.81cm" svg:y="33.285cm">
          <text:p/>
          <draw:enhanced-geometry svg:viewBox="0 0 21600 21600" draw:mirror-vertical="true" draw:mirror-horizontal="false" draw:type="rectangle" draw:enhanced-path="M 0 0 L 21600 0 21600 21600 0 21600 0 0 Z N"/>
        </draw:custom-shape>
        <draw:frame draw:style-name="gr11" draw:layer="layout" svg:width="8.255cm" svg:height="1.27cm" svg:x="7.985cm" svg:y="33.385cm">
          <draw:text-box>
            <text:p>- components to be tested</text:p>
          </draw:text-box>
        </draw:frame>
      </draw:page>
      <draw:page draw:name="page5" draw:style-name="dp1" draw:master-page-name="Default">
        <draw:custom-shape draw:style-name="gr1" draw:text-style-name="P1" draw:id="id54" draw:layer="layout" svg:width="6.985cm" svg:height="1.27cm" svg:x="11.795cm" svg:y="15.605cm">
          <text:p text:style-name="P1">UDP Channel</text:p>
          <draw:enhanced-geometry svg:viewBox="0 0 21600 21600" draw:type="rectangle" draw:enhanced-path="M 0 0 L 21600 0 21600 21600 0 21600 0 0 Z N"/>
        </draw:custom-shape>
        <draw:custom-shape draw:style-name="gr31" draw:text-style-name="P1" draw:layer="layout" svg:width="6.985cm" svg:height="1.27cm" svg:x="11.795cm" svg:y="16.87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11.795cm" svg:y="14.335cm">
          <text:p text:style-name="P4"><text:span text:style-name="T2">vpnclient.py</text:span></text:p>
          <draw:enhanced-geometry svg:viewBox="0 0 21600 21600" draw:type="rectangle" draw:enhanced-path="M 0 0 L 21600 0 21600 21600 0 21600 0 0 Z N"/>
        </draw:custom-shape>
        <draw:custom-shape draw:style-name="gr31" draw:text-style-name="P1" draw:id="id52" draw:layer="layout" svg:width="6.985cm" svg:height="1.27cm" svg:x="11.795cm" svg:y="18.145cm">
          <text:p text:style-name="P1">TCP Channel</text:p>
          <draw:enhanced-geometry svg:viewBox="0 0 21600 21600" draw:type="rectangle" draw:enhanced-path="M 0 0 L 21600 0 21600 21600 0 21600 0 0 Z N"/>
        </draw:custom-shape>
        <draw:custom-shape draw:style-name="gr15" draw:text-style-name="P1" draw:id="id46" draw:layer="layout" svg:width="6.985cm" svg:height="1.905cm" svg:x="17.51cm" svg:y="21.32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id="id48" draw:layer="layout" svg:width="6.985cm" svg:height="1.905cm" svg:x="17.51cm" svg:y="23.225cm">
          <text:p text:style-name="P1">TAP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985cm" svg:height="1.27cm" svg:x="21.32cm" svg:y="15.605cm">
          <text:p text:style-name="P1">HUB / Switch</text:p>
          <draw:enhanced-geometry svg:viewBox="0 0 21600 21600" draw:type="rectangle" draw:enhanced-path="M 0 0 L 21600 0 21600 21600 0 21600 0 0 Z N"/>
        </draw:custom-shape>
        <draw:custom-shape draw:style-name="gr31" draw:text-style-name="P1" draw:layer="layout" svg:width="6.985cm" svg:height="1.27cm" svg:x="21.32cm" svg:y="16.87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21.32cm" svg:y="14.335cm">
          <text:p text:style-name="P4"><text:span text:style-name="T2">vpnserver.py</text:span></text:p>
          <draw:enhanced-geometry svg:viewBox="0 0 21600 21600" draw:type="rectangle" draw:enhanced-path="M 0 0 L 21600 0 21600 21600 0 21600 0 0 Z N"/>
        </draw:custom-shape>
        <draw:custom-shape draw:style-name="gr31" draw:text-style-name="P1" draw:id="id47" draw:layer="layout" svg:width="6.985cm" svg:height="1.27cm" svg:x="21.32cm" svg:y="18.145cm">
          <text:p text:style-name="P1">TCP Channel</text:p>
          <draw:enhanced-geometry svg:viewBox="0 0 21600 21600" draw:type="rectangle" draw:enhanced-path="M 0 0 L 21600 0 21600 21600 0 21600 0 0 Z N"/>
        </draw:custom-shape>
        <draw:custom-shape draw:style-name="gr31" draw:text-style-name="P1" draw:layer="layout" svg:width="6.985cm" svg:height="1.27cm" svg:x="28.94cm" svg:y="27.74cm">
          <text:p text:style-name="P1">UIP Stack</text:p>
          <draw:enhanced-geometry svg:viewBox="0 0 21600 21600" draw:type="rectangle" draw:enhanced-path="M 0 0 L 21600 0 21600 21600 0 21600 0 0 Z N"/>
        </draw:custom-shape>
        <draw:custom-shape draw:style-name="gr31" draw:text-style-name="P1" draw:layer="layout" svg:width="6.985cm" svg:height="1.27cm" svg:x="28.94cm" svg:y="26.47cm">
          <text:p text:style-name="P1">TCP Channel</text:p>
          <draw:enhanced-geometry svg:viewBox="0 0 21600 21600" draw:type="rectangle" draw:enhanced-path="M 0 0 L 21600 0 21600 21600 0 21600 0 0 Z N"/>
        </draw:custom-shape>
        <draw:custom-shape draw:style-name="gr31" draw:text-style-name="P1" draw:layer="layout" svg:width="6.985cm" svg:height="1.27cm" svg:x="28.94cm" svg:y="25.2cm">
          <text:p text:style-name="P1">Secure Channel</text:p>
          <draw:enhanced-geometry svg:viewBox="0 0 21600 21600" draw:type="rectangle" draw:enhanced-path="M 0 0 L 21600 0 21600 21600 0 21600 0 0 Z N"/>
        </draw:custom-shape>
        <draw:custom-shape draw:style-name="gr1" draw:text-style-name="P1" draw:id="id55" draw:layer="layout" svg:width="6.985cm" svg:height="1.27cm" svg:x="28.94cm" svg:y="23.93cm">
          <text:p text:style-name="P1">UDP Channel</text:p>
          <draw:enhanced-geometry svg:viewBox="0 0 21600 21600" draw:type="rectangle" draw:enhanced-path="M 0 0 L 21600 0 21600 21600 0 21600 0 0 Z N"/>
        </draw:custom-shape>
        <draw:custom-shape draw:style-name="gr30" draw:text-style-name="P4" draw:layer="layout" svg:width="6.35cm" svg:height="1.27cm" svg:x="28.94cm" svg:y="22.66cm">
          <text:p text:style-name="P4"><text:span text:style-name="T2">LPC2148 simulator</text:span></text:p>
          <draw:enhanced-geometry svg:viewBox="0 0 21600 21600" draw:type="rectangle" draw:enhanced-path="M 0 0 L 21600 0 21600 21600 0 21600 0 0 Z N"/>
        </draw:custom-shape>
        <draw:connector draw:style-name="gr3" draw:text-style-name="P1" draw:layer="layout" svg:x1="21.002cm" svg:y1="21.32cm" svg:x2="24.812cm" svg:y2="19.415cm" draw:start-shape="id46" draw:start-glue-point="0" draw:end-shape="id47" draw:end-glue-point="2" svg:d="m21002 21320v-953h3810v-952">
          <text:p/>
        </draw:connector>
        <draw:custom-shape draw:style-name="gr1" draw:text-style-name="P1" draw:id="id51" draw:layer="layout" svg:width="6.985cm" svg:height="1.27cm" svg:x="28.941cm" svg:y="28.94cm">
          <text:p text:style-name="P1">UDP Channel</text:p>
          <draw:enhanced-geometry svg:viewBox="0 0 21600 21600" draw:type="rectangle" draw:enhanced-path="M 0 0 L 21600 0 21600 21600 0 21600 0 0 Z N"/>
        </draw:custom-shape>
        <draw:custom-shape draw:style-name="gr1" draw:text-style-name="P1" draw:id="id49" draw:layer="layout" svg:width="6.985cm" svg:height="1.27cm" svg:x="17.51cm" svg:y="27.67cm">
          <text:p text:style-name="P1">TAP read/write</text:p>
          <draw:enhanced-geometry svg:viewBox="0 0 21600 21600" draw:type="rectangle" draw:enhanced-path="M 0 0 L 21600 0 21600 21600 0 21600 0 0 Z N"/>
        </draw:custom-shape>
        <draw:custom-shape draw:style-name="gr1" draw:text-style-name="P1" draw:id="id50" draw:layer="layout" svg:width="6.985cm" svg:height="1.27cm" svg:x="17.51cm" svg:y="28.94cm">
          <text:p text:style-name="P1">UDP Channel</text:p>
          <draw:enhanced-geometry svg:viewBox="0 0 21600 21600" draw:type="rectangle" draw:enhanced-path="M 0 0 L 21600 0 21600 21600 0 21600 0 0 Z N"/>
        </draw:custom-shape>
        <draw:custom-shape draw:style-name="gr30" draw:text-style-name="P4" draw:layer="layout" svg:width="5.08cm" svg:height="1.27cm" svg:x="17.51cm" svg:y="26.4cm">
          <text:p text:style-name="P4"><text:span text:style-name="T2">stackfeeder.py</text:span></text:p>
          <draw:enhanced-geometry svg:viewBox="0 0 21600 21600" draw:type="rectangle" draw:enhanced-path="M 0 0 L 21600 0 21600 21600 0 21600 0 0 Z N"/>
        </draw:custom-shape>
        <draw:connector draw:style-name="gr3" draw:text-style-name="P1" draw:layer="layout" draw:line-skew="-0.768cm" svg:x1="17.51cm" svg:y1="24.177cm" svg:x2="17.51cm" svg:y2="28.305cm" draw:start-shape="id48" draw:start-glue-point="3" draw:end-shape="id49" draw:end-glue-point="3" svg:d="m17510 24177h-1270v4128h1270">
          <text:p/>
        </draw:connector>
        <draw:connector draw:style-name="gr3" draw:text-style-name="P1" draw:layer="layout" svg:x1="24.495cm" svg:y1="29.575cm" svg:x2="28.941cm" svg:y2="29.575cm" draw:start-shape="id50" draw:start-glue-point="1" draw:end-shape="id51" draw:end-glue-point="3" svg:d="m24495 29575h4446">
          <text:p/>
        </draw:connector>
        <draw:connector draw:style-name="gr3" draw:text-style-name="P1" draw:layer="layout" svg:x1="15.287cm" svg:y1="19.415cm" svg:x2="21.002cm" svg:y2="21.32cm" draw:start-shape="id52" draw:start-glue-point="2" draw:end-shape="id46" draw:end-glue-point="0" svg:d="m15287 19415v952h5715v953">
          <text:p/>
        </draw:connector>
        <draw:custom-shape draw:style-name="gr21" draw:text-style-name="P1" draw:id="id53" draw:layer="layout" svg:width="9.525cm" svg:height="3.175cm" svg:x="20.05cm" svg:y="7.35cm">
          <text:p text:style-name="P1">Test</text:p>
          <text:p text:style-name="P1">(generates random packet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line-skew="-0.635cm -0.768cm" svg:x1="21.444cm" svg:y1="10.06cm" svg:x2="11.795cm" svg:y2="16.24cm" draw:start-shape="id53" draw:start-glue-point="7" draw:end-shape="id54" draw:end-glue-point="3" svg:d="m21444 10060v2370h-10919v3810h1270">
          <text:p/>
        </draw:connector>
        <draw:connector draw:style-name="gr3" draw:text-style-name="P1" draw:layer="layout" draw:line-skew="-4.798cm 0.77cm" svg:x1="28.181cm" svg:y1="10.06cm" svg:x2="35.925cm" svg:y2="24.565cm" draw:start-shape="id53" draw:start-glue-point="9" draw:end-shape="id55" draw:end-glue-point="1" svg:d="m28181 10060v2370h9014v12135h-1270">
          <text:p/>
        </draw:connector>
        <draw:custom-shape draw:style-name="gr33" draw:text-style-name="P1" draw:layer="layout" svg:width="3.175cm" svg:height="1.27cm" svg:x="7.35cm" svg:y="34.02cm">
          <text:p/>
          <draw:enhanced-geometry svg:viewBox="0 0 21600 21600" draw:mirror-vertical="true" draw:mirror-horizontal="false" draw:type="rectangle" draw:enhanced-path="M 0 0 L 21600 0 21600 21600 0 21600 0 0 Z N"/>
        </draw:custom-shape>
        <draw:frame draw:style-name="gr11" draw:layer="layout" svg:width="8.255cm" svg:height="1.27cm" svg:x="10.525cm" svg:y="34.12cm">
          <draw:text-box>
            <text:p>- components to be teste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8cm" fo:page-height="3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25T13:11:47</meta:creation-date>
    <dc:date>2011-07-02T14:51:33</dc:date>
    <meta:editing-duration>PT169H39M47S</meta:editing-duration>
    <meta:editing-cycles>10</meta:editing-cycles>
    <meta:generator>OpenOffice.org/3.2$Linux OpenOffice.org_project/320m19$Build-9505</meta:generator>
    <meta:document-statistic meta:object-count="229"/>
  </office:meta>
</office:document-meta>
</file>